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0B4AAE171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Calibri" svg:font-family="Calibri" style:font-family-generic="modern" style:font-pitch="variable"/>
    <style:font-face style:name="Titillium1" svg:font-family="Titillium" style:font-family-generic="modern" style:font-pitch="variable"/>
    <style:font-face style:name="Titillium" svg:font-family="Titillium" style:font-adornments="Regular" style:font-family-generic="modern" style:font-pitch="variable"/>
    <style:font-face style:name="Titillium Bd" svg:font-family="'Titillium Bd'" style:font-family-generic="modern" style:font-pitch="variable"/>
    <style:font-face style:name="Titillium Up" svg:font-family="'Titillium U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Default_20_Text_3a_1">
      <style:paragraph-properties fo:text-align="center" style:justify-single-word="false" fo:keep-together="auto"/>
      <style:text-properties style:font-name="Titillium Up" fo:font-size="9pt" style:font-size-asian="9pt" style:font-size-complex="9pt"/>
    </style:style>
    <style:style style:name="P2" style:family="paragraph" style:parent-style-name="Default_20_Text_3a_1">
      <style:paragraph-properties fo:text-align="center" style:justify-single-word="false"/>
      <style:text-properties style:font-name="Verdana" fo:font-size="8pt" style:font-size-asian="8pt"/>
    </style:style>
    <style:style style:name="P3" style:family="paragraph" style:parent-style-name="Default_20_Text">
      <style:text-properties style:font-name="Verdana"/>
    </style:style>
    <style:style style:name="P4" style:family="paragraph" style:parent-style-name="Default_20_Text">
      <style:text-properties style:font-name="Verdana" fo:font-size="10pt" style:font-size-asian="10pt"/>
    </style:style>
    <style:style style:name="P5" style:family="paragraph" style:parent-style-name="Default_20_Text">
      <style:text-properties style:font-name="Verdana" fo:font-size="10pt" fo:font-weight="normal" officeooo:paragraph-rsid="001dd65a" style:font-size-asian="10pt" style:font-weight-asian="normal" style:font-weight-complex="normal"/>
    </style:style>
    <style:style style:name="P6" style:family="paragraph" style:parent-style-name="Default_20_Text">
      <style:text-properties style:font-name="Verdana" fo:font-size="10pt" fo:font-weight="normal" officeooo:rsid="001dd65a" officeooo:paragraph-rsid="001ec40f" style:font-size-asian="10pt" style:font-weight-asian="normal" style:font-weight-complex="normal"/>
    </style:style>
    <style:style style:name="P7" style:family="paragraph" style:parent-style-name="Default_20_Text">
      <style:text-properties style:font-name="Verdana" fo:font-size="10pt" fo:font-weight="bold" officeooo:rsid="002c71d1" officeooo:paragraph-rsid="002c71d1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Verdana" fo:font-size="10pt" fo:font-weight="bold" officeooo:rsid="001dd65a" officeooo:paragraph-rsid="001dd65a" style:font-size-asian="10pt" style:font-weight-asian="bold"/>
    </style:style>
    <style:style style:name="P9" style:family="paragraph" style:parent-style-name="Default_20_Text">
      <style:text-properties fo:font-size="10pt" officeooo:paragraph-rsid="0031555b" style:font-size-asian="10pt" style:font-size-complex="10pt"/>
    </style:style>
    <style:style style:name="P10" style:family="paragraph" style:parent-style-name="Default_20_Text">
      <style:text-properties style:font-name="Titillium Bd" fo:font-size="10pt" fo:font-weight="bold" officeooo:rsid="0020d9b2" officeooo:paragraph-rsid="0022f832" style:font-size-asian="10pt" style:font-weight-asian="bold" style:font-size-complex="10pt"/>
    </style:style>
    <style:style style:name="P11" style:family="paragraph" style:parent-style-name="Default_20_Text">
      <style:text-properties style:font-name="Titillium1" fo:font-size="10pt" officeooo:paragraph-rsid="00200d6e" style:font-size-asian="10pt" style:font-size-complex="10pt"/>
    </style:style>
    <style:style style:name="P12" style:family="paragraph" style:parent-style-name="Default_20_Text">
      <style:text-properties style:font-name="Titillium1" fo:font-size="10pt" fo:font-weight="normal" officeooo:rsid="001ec40f" officeooo:paragraph-rsid="001ec40f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officeooo:paragraph-rsid="002cae12"/>
    </style:style>
    <style:style style:name="P14" style:family="paragraph" style:parent-style-name="Default_20_Text">
      <style:text-properties officeooo:paragraph-rsid="0031555b"/>
    </style:style>
    <style:style style:name="P15" style:family="paragraph" style:parent-style-name="Default_20_Text">
      <style:paragraph-properties style:writing-mode="lr-tb"/>
      <style:text-properties style:font-name="Titillium1" fo:font-size="10pt" officeooo:paragraph-rsid="0026ca94" style:font-size-asian="10pt" style:font-size-complex="10pt"/>
    </style:style>
    <style:style style:name="P16" style:family="paragraph" style:parent-style-name="Default_20_Text">
      <style:paragraph-properties style:writing-mode="lr-tb"/>
      <style:text-properties style:font-name="Titillium1" fo:font-size="10pt" officeooo:paragraph-rsid="002a29be" style:font-size-asian="10pt" style:font-size-complex="10pt"/>
    </style:style>
    <style:style style:name="P17" style:family="paragraph" style:parent-style-name="Default_20_Text_3a_1">
      <style:paragraph-properties fo:text-align="center" style:justify-single-word="false"/>
      <style:text-properties style:font-name="Titillium Up" fo:font-size="9pt" style:font-size-asian="9pt" style:font-size-complex="9pt"/>
    </style:style>
    <style:style style:name="P18" style:family="paragraph" style:parent-style-name="Default_20_Text_3a_1">
      <style:paragraph-properties fo:text-align="center" style:justify-single-word="false" fo:keep-together="auto"/>
      <style:text-properties style:font-name="Titillium Up" fo:font-size="9pt" style:font-size-asian="9pt" style:font-size-complex="9pt"/>
    </style:style>
    <style:style style:name="P19" style:family="paragraph" style:parent-style-name="Standard" style:master-page-name="Standard">
      <style:paragraph-properties fo:text-align="center" style:justify-single-word="false" fo:keep-together="auto" style:page-number="auto"/>
      <style:text-properties style:font-name="Verdana" fo:font-weight="bold" officeooo:paragraph-rsid="0045c987" style:font-weight-asian="bold"/>
    </style:style>
    <style:style style:name="P20" style:family="paragraph" style:parent-style-name="Default_20_Text">
      <style:text-properties style:font-name="Titillium Bd" fo:font-size="11pt" fo:font-weight="bold" officeooo:rsid="0035c9dd" officeooo:paragraph-rsid="0035c9dd" style:font-size-asian="11pt" style:font-weight-asian="bold" style:font-size-complex="11pt"/>
    </style:style>
    <style:style style:name="P21" style:family="paragraph" style:parent-style-name="Default_20_Text">
      <style:text-properties style:font-name="Titillium Bd" fo:font-size="11pt" fo:font-weight="bold" officeooo:rsid="0035c9dd" officeooo:paragraph-rsid="00374b06" style:font-size-asian="11pt" style:font-weight-asian="bold" style:font-size-complex="11pt"/>
    </style:style>
    <style:style style:name="P22" style:family="paragraph" style:parent-style-name="Default_20_Text">
      <style:text-properties style:font-name="Verdana" fo:font-size="10pt" fo:font-weight="normal" officeooo:paragraph-rsid="00374b06" style:font-size-asian="10pt" style:font-weight-asian="normal" style:font-weight-complex="normal"/>
    </style:style>
    <style:style style:name="P23" style:family="paragraph" style:parent-style-name="Default_20_Text">
      <style:text-properties style:font-name="Verdana" fo:font-size="10pt" fo:font-weight="bold" officeooo:rsid="001dd65a" officeooo:paragraph-rsid="00374b06" style:font-size-asian="10pt" style:font-weight-asian="bold"/>
    </style:style>
    <style:style style:name="P24" style:family="paragraph" style:parent-style-name="Default_20_Text">
      <style:text-properties style:font-name="Verdana" officeooo:paragraph-rsid="00374b06"/>
    </style:style>
    <style:style style:name="P25" style:family="paragraph" style:parent-style-name="Default_20_Text">
      <style:paragraph-properties>
        <style:tab-stops>
          <style:tab-stop style:position="1.6252in"/>
        </style:tab-stops>
      </style:paragraph-properties>
      <style:text-properties fo:font-size="10pt" officeooo:paragraph-rsid="0012f036" style:font-size-asian="10pt" style:font-size-complex="10pt"/>
    </style:style>
    <style:style style:name="P26" style:family="paragraph" style:parent-style-name="Default_20_Text">
      <style:text-properties fo:font-size="10pt" officeooo:paragraph-rsid="002a29be" style:font-size-asian="10pt" style:font-size-complex="10pt"/>
    </style:style>
    <style:style style:name="P27" style:family="paragraph" style:parent-style-name="Default_20_Text">
      <style:text-properties fo:font-size="10pt" officeooo:paragraph-rsid="003838c0" style:font-size-asian="10pt" style:font-size-complex="10pt"/>
    </style:style>
    <style:style style:name="P28" style:family="paragraph" style:parent-style-name="Default_20_Text">
      <style:text-properties fo:font-size="10pt" officeooo:paragraph-rsid="00397409" style:font-size-asian="10pt" style:font-size-complex="10pt"/>
    </style:style>
    <style:style style:name="P29" style:family="paragraph" style:parent-style-name="Default_20_Text">
      <style:text-properties fo:font-size="10pt" officeooo:paragraph-rsid="003b2f47" style:font-size-asian="10pt" style:font-size-complex="10pt"/>
    </style:style>
    <style:style style:name="P30" style:family="paragraph" style:parent-style-name="Default_20_Text">
      <style:text-properties fo:font-size="10pt" officeooo:paragraph-rsid="003ca435" style:font-size-asian="10pt" style:font-size-complex="10pt"/>
    </style:style>
    <style:style style:name="P31" style:family="paragraph" style:parent-style-name="Default_20_Text">
      <style:text-properties fo:font-size="10pt" officeooo:paragraph-rsid="003838c0" style:font-size-asian="10pt"/>
    </style:style>
    <style:style style:name="P32" style:family="paragraph" style:parent-style-name="Default_20_Text">
      <style:text-properties style:font-name="Titillium1" fo:font-size="10pt" fo:font-weight="normal" officeooo:rsid="001ec40f" officeooo:paragraph-rsid="00374b06" style:font-size-asian="10pt" style:font-weight-asian="normal" style:font-size-complex="10pt" style:font-weight-complex="normal"/>
    </style:style>
    <style:style style:name="P33" style:family="paragraph" style:parent-style-name="Default_20_Text">
      <style:text-properties style:font-name="Titillium1" fo:font-size="10pt" fo:font-weight="normal" officeooo:rsid="00043014" officeooo:paragraph-rsid="002c71d1" style:font-size-asian="10pt" style:font-weight-asian="normal" style:font-size-complex="10pt" style:font-weight-complex="normal"/>
    </style:style>
    <style:style style:name="P34" style:family="paragraph" style:parent-style-name="Default_20_Text">
      <style:text-properties officeooo:paragraph-rsid="002cae12"/>
    </style:style>
    <style:style style:name="P35" style:family="paragraph" style:parent-style-name="Default_20_Text">
      <style:text-properties officeooo:paragraph-rsid="00397409"/>
    </style:style>
    <style:style style:name="P36" style:family="paragraph" style:parent-style-name="Default_20_Text">
      <style:text-properties style:font-name="Titillium1" fo:font-size="10pt" fo:font-weight="normal" officeooo:paragraph-rsid="00397409" style:font-size-asian="10pt" style:font-weight-asian="normal" style:font-size-complex="10pt" style:font-weight-complex="normal"/>
    </style:style>
    <style:style style:name="P37" style:family="paragraph" style:parent-style-name="Default_20_Text">
      <style:text-properties style:font-name="Titillium1" fo:font-size="10pt" fo:font-weight="normal" officeooo:paragraph-rsid="003ca435" style:font-size-asian="10pt" style:font-weight-asian="normal" style:font-size-complex="10pt" style:font-weight-complex="normal"/>
    </style:style>
    <style:style style:name="P38" style:family="paragraph" style:parent-style-name="Default_20_Text">
      <style:text-properties style:font-name="Titillium1" fo:font-weight="normal" officeooo:paragraph-rsid="00397409" style:font-weight-asian="normal" style:font-weight-complex="normal"/>
    </style:style>
    <style:style style:name="P39" style:family="paragraph" style:parent-style-name="Default_20_Text">
      <style:text-properties style:font-name="Titillium1" fo:font-weight="normal" officeooo:paragraph-rsid="003b2f47" style:font-weight-asian="normal" style:font-weight-complex="normal"/>
    </style:style>
    <style:style style:name="P40" style:family="paragraph" style:parent-style-name="Default_20_Text">
      <style:text-properties officeooo:paragraph-rsid="003b2f47"/>
    </style:style>
    <style:style style:name="P41" style:family="paragraph" style:parent-style-name="Default_20_Text">
      <style:text-properties officeooo:paragraph-rsid="003ca435"/>
    </style:style>
    <style:style style:name="P42" style:family="paragraph" style:parent-style-name="Default_20_Text">
      <style:text-properties officeooo:paragraph-rsid="004122b2"/>
    </style:style>
    <style:style style:name="P43" style:family="paragraph" style:parent-style-name="Default_20_Text">
      <style:paragraph-properties style:writing-mode="lr-tb"/>
      <style:text-properties style:font-name="Titillium1" fo:font-size="10pt" officeooo:paragraph-rsid="00397409" style:font-size-asian="10pt"/>
    </style:style>
    <style:style style:name="P44" style:family="paragraph" style:parent-style-name="Default_20_Text">
      <style:paragraph-properties style:writing-mode="lr-tb"/>
      <style:text-properties style:font-name="Titillium1" fo:font-size="10pt" fo:font-weight="normal" officeooo:rsid="0035c9dd" officeooo:paragraph-rsid="00397409" style:font-size-asian="10pt" style:font-weight-asian="normal" style:font-size-complex="11pt" style:font-weight-complex="normal"/>
    </style:style>
    <style:style style:name="P45" style:family="paragraph" style:parent-style-name="Default_20_Text">
      <style:paragraph-properties style:writing-mode="lr-tb"/>
      <style:text-properties style:font-name="Titillium1" fo:font-size="10pt" fo:font-weight="normal" officeooo:paragraph-rsid="00374b06" style:font-size-asian="10pt" style:font-weight-asian="normal" style:font-size-complex="10pt" style:font-weight-complex="normal"/>
    </style:style>
    <style:style style:name="P46" style:family="paragraph" style:parent-style-name="Default_20_Text">
      <style:paragraph-properties fo:break-before="page"/>
      <style:text-properties style:font-name="Titillium Bd" fo:font-size="11pt" fo:font-weight="bold" officeooo:rsid="0035c9dd" officeooo:paragraph-rsid="00374b06" style:font-size-asian="11pt" style:font-weight-asian="bold" style:font-size-complex="11pt"/>
    </style:style>
    <style:style style:name="P47" style:family="paragraph" style:parent-style-name="Default_20_Text">
      <style:paragraph-properties fo:break-before="page"/>
      <style:text-properties officeooo:paragraph-rsid="003b2f47"/>
    </style:style>
    <style:style style:name="P48" style:family="paragraph" style:parent-style-name="Default_20_Text">
      <style:paragraph-properties fo:break-before="page"/>
      <style:text-properties fo:font-size="10pt" officeooo:paragraph-rsid="003838c0" style:font-size-asian="10pt" style:font-size-complex="10pt"/>
    </style:style>
    <style:style style:name="T1" style:family="text">
      <style:text-properties officeooo:rsid="00043014"/>
    </style:style>
    <style:style style:name="T2" style:family="text">
      <style:text-properties officeooo:rsid="0006c863"/>
    </style:style>
    <style:style style:name="T3" style:family="text">
      <style:text-properties officeooo:rsid="00200d6e"/>
    </style:style>
    <style:style style:name="T4" style:family="text">
      <style:text-properties officeooo:rsid="002863ae"/>
    </style:style>
    <style:style style:name="T5" style:family="text">
      <style:text-properties style:font-name="Verdana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officeooo:rsid="0021d3ba" style:font-size-asian="10pt" style:font-size-complex="10pt"/>
    </style:style>
    <style:style style:name="T8" style:family="text">
      <style:text-properties style:font-name="Verdana" fo:font-size="10pt" officeooo:rsid="0022f832" style:font-size-asian="10pt" style:font-size-complex="10pt"/>
    </style:style>
    <style:style style:name="T9" style:family="text">
      <style:text-properties style:font-name="Verdana" fo:font-size="10pt" fo:font-style="italic" fo:font-weight="bold" officeooo:rsid="001dd65a" style:font-size-asian="10pt" style:font-style-asian="italic" style:font-weight-asian="bold" style:font-size-complex="10pt" style:font-style-complex="italic" style:font-weight-complex="normal"/>
    </style:style>
    <style:style style:name="T10" style:family="text">
      <style:text-properties style:font-name="Verdana" fo:font-size="10pt" fo:font-style="italic" fo:font-weight="normal" officeooo:rsid="001dd65a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Verdana" fo:font-size="10pt" fo:font-style="normal" fo:font-weight="normal" officeooo:rsid="000b10e2" style:font-size-asian="10pt" style:font-style-asian="normal" style:font-weight-asian="normal" style:font-style-complex="normal" style:font-weight-complex="normal"/>
    </style:style>
    <style:style style:name="T12" style:family="text">
      <style:text-properties style:font-name="Verdana" fo:font-size="10pt" fo:font-style="normal" fo:font-weight="normal" officeooo:rsid="001dd65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Verdana" fo:font-size="10pt" fo:font-style="normal" fo:font-weight="normal" officeooo:rsid="000b10e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Verdana" fo:font-size="10pt" fo:font-style="normal" fo:font-weight="normal" officeooo:rsid="00397409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Verdana" fo:font-size="10pt" fo:font-style="normal" fo:font-weight="normal" officeooo:rsid="002c71d1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Verdana" fo:font-size="10pt" fo:font-style="normal" fo:font-weight="bold" officeooo:rsid="001dd65a" style:font-size-asian="10pt" style:font-style-asian="normal" style:font-weight-asian="bold" style:font-size-complex="10pt" style:font-style-complex="normal" style:font-weight-complex="normal"/>
    </style:style>
    <style:style style:name="T17" style:family="text">
      <style:text-properties style:font-name="Verdana" fo:font-size="10pt" fo:font-style="normal" fo:font-weight="bold" officeooo:rsid="0021d3ba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Verdana" fo:font-size="10pt" fo:font-style="normal" fo:font-weight="bold" officeooo:rsid="002c71d1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Verdana" fo:font-size="11pt" fo:font-weight="bold" style:font-size-asian="11pt" style:font-weight-asian="bold"/>
    </style:style>
    <style:style style:name="T20" style:family="text">
      <style:text-properties style:font-name="Verdana" fo:font-weight="bold" style:font-weight-asian="bold" style:font-size-complex="10pt"/>
    </style:style>
    <style:style style:name="T21" style:family="text">
      <style:text-properties style:font-name="Verdana" fo:font-style="normal" fo:font-weight="normal" officeooo:rsid="001dd65a" style:font-style-asian="normal" style:font-weight-asian="normal" style:font-style-complex="normal" style:font-weight-complex="normal"/>
    </style:style>
    <style:style style:name="T22" style:family="text">
      <style:text-properties style:font-name="Verdana" fo:font-style="normal" fo:font-weight="normal" officeooo:rsid="000b10e2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Verdana" fo:font-style="normal" fo:font-weight="bold" officeooo:rsid="001dd65a" style:font-style-asian="normal" style:font-weight-asian="bold" style:font-style-complex="normal" style:font-weight-complex="normal"/>
    </style:style>
    <style:style style:name="T24" style:family="text">
      <style:text-properties style:font-name="Verdana" style:font-size-complex="10pt"/>
    </style:style>
    <style:style style:name="T25" style:family="text">
      <style:text-properties style:use-window-font-color="true" style:font-name="Verdana" fo:font-size="10pt" fo:language="en" fo:country="US" officeooo:rsid="0022f832" style:font-size-asian="10pt" style:font-size-complex="10pt"/>
    </style:style>
    <style:style style:name="T26" style:family="text">
      <style:text-properties style:use-window-font-color="true" style:font-name="Titillium1" fo:language="en" fo:country="US" officeooo:rsid="002cae12"/>
    </style:style>
    <style:style style:name="T27" style:family="text">
      <style:text-properties style:use-window-font-color="true" style:font-name="Titillium1" fo:font-size="10pt" fo:language="en" fo:country="US" officeooo:rsid="002c71d1" style:font-size-asian="10pt" style:font-size-complex="10pt"/>
    </style:style>
    <style:style style:name="T28" style:family="text">
      <style:text-properties style:use-window-font-color="true" style:font-name="Titillium1" fo:font-size="10pt" fo:language="en" fo:country="US" officeooo:rsid="0022f832" style:font-size-asian="10pt" style:font-size-complex="10pt"/>
    </style:style>
    <style:style style:name="T29" style:family="text">
      <style:text-properties style:use-window-font-color="true" style:font-name="Titillium1" fo:font-size="10pt" fo:language="en" fo:country="US" officeooo:rsid="00374b06" style:font-size-asian="10pt" style:font-size-complex="10pt"/>
    </style:style>
    <style:style style:name="T30" style:family="text">
      <style:text-properties style:use-window-font-color="true" style:font-name="Titillium1" fo:font-size="10pt" fo:language="en" fo:country="US" officeooo:rsid="002cae12" style:font-size-asian="10pt" style:font-size-complex="10pt"/>
    </style:style>
    <style:style style:name="T31" style:family="text">
      <style:text-properties style:use-window-font-color="true" style:font-name="Titillium1" fo:font-size="10pt" fo:language="en" fo:country="US" officeooo:rsid="0038af9d" style:font-size-asian="10pt" style:font-size-complex="10pt"/>
    </style:style>
    <style:style style:name="T32" style:family="text">
      <style:text-properties style:use-window-font-color="true" style:font-name="Titillium Bd" fo:font-size="10pt" fo:language="en" fo:country="US" fo:font-weight="bold" officeooo:rsid="0022f832" style:font-size-asian="10pt" style:font-weight-asian="bold" style:font-size-complex="10pt" style:font-weight-complex="bold"/>
    </style:style>
    <style:style style:name="T33" style:family="text">
      <style:text-properties style:use-window-font-color="true" style:font-name="Titillium Bd" fo:font-size="10pt" fo:language="en" fo:country="US" fo:font-style="normal" fo:font-weight="bold" officeooo:rsid="0038af9d" style:font-size-asian="10pt" style:font-style-asian="normal" style:font-weight-asian="bold" style:font-size-complex="10pt" style:font-style-complex="normal"/>
    </style:style>
    <style:style style:name="T34" style:family="text">
      <style:text-properties officeooo:rsid="001dd65a"/>
    </style:style>
    <style:style style:name="T35" style:family="text">
      <style:text-properties fo:font-style="normal" fo:font-weight="normal" officeooo:rsid="001dd65a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1dd65a" style:font-style-asian="normal" style:font-style-complex="normal"/>
    </style:style>
    <style:style style:name="T37" style:family="text">
      <style:text-properties fo:font-style="normal" officeooo:rsid="003ca435" style:font-style-asian="normal" style:font-style-complex="normal"/>
    </style:style>
    <style:style style:name="T38" style:family="text">
      <style:text-properties style:font-name="Titillium Bd" fo:font-size="15pt" officeooo:rsid="001876e4" style:font-size-asian="15pt" style:font-size-complex="15pt"/>
    </style:style>
    <style:style style:name="T39" style:family="text">
      <style:text-properties style:font-name="Titillium Bd" fo:font-size="15pt" officeooo:rsid="0035c9dd" style:font-size-asian="15pt" style:font-size-complex="15pt"/>
    </style:style>
    <style:style style:name="T40" style:family="text">
      <style:text-properties style:font-name="Titillium Bd" fo:font-size="15pt" officeooo:rsid="0045c987" style:font-size-asian="15pt" style:font-size-complex="15pt"/>
    </style:style>
    <style:style style:name="T41" style:family="text">
      <style:text-properties style:font-name="Titillium Bd" fo:font-weight="bold" style:font-weight-asian="bold"/>
    </style:style>
    <style:style style:name="T42" style:family="text">
      <style:text-properties style:font-name="Titillium Bd" fo:font-weight="bold" officeooo:rsid="00200d6e" style:font-weight-asian="bold"/>
    </style:style>
    <style:style style:name="T43" style:family="text">
      <style:text-properties style:font-name="Titillium Bd" fo:font-weight="bold" officeooo:rsid="001dd65a" style:font-weight-asian="bold"/>
    </style:style>
    <style:style style:name="T44" style:family="text">
      <style:text-properties style:font-name="Titillium Bd" fo:font-weight="bold" officeooo:rsid="0020d9b2" style:font-weight-asian="bold"/>
    </style:style>
    <style:style style:name="T45" style:family="text">
      <style:text-properties style:font-name="Titillium Bd" fo:font-weight="bold" officeooo:rsid="003838c0" style:font-weight-asian="bold" style:font-weight-complex="bold"/>
    </style:style>
    <style:style style:name="T46" style:family="text">
      <style:text-properties style:font-name="Titillium Bd" fo:font-weight="bold" style:font-weight-asian="bold" style:font-size-complex="10pt"/>
    </style:style>
    <style:style style:name="T47" style:family="text">
      <style:text-properties style:font-name="Titillium Bd" fo:font-weight="bold" officeooo:rsid="0020d9b2" style:font-weight-asian="bold" style:font-size-complex="10pt"/>
    </style:style>
    <style:style style:name="T48" style:family="text">
      <style:text-properties style:font-name="Titillium Bd" fo:font-weight="bold" officeooo:rsid="003838c0" style:font-weight-asian="bold" style:font-size-complex="10pt"/>
    </style:style>
    <style:style style:name="T49" style:family="text">
      <style:text-properties style:font-name="Titillium Bd" fo:font-weight="bold" officeooo:rsid="00397409" style:font-weight-asian="bold" style:font-size-complex="10pt"/>
    </style:style>
    <style:style style:name="T50" style:family="text">
      <style:text-properties style:font-name="Titillium Bd" fo:font-weight="bold" officeooo:rsid="0022f832" style:font-weight-asian="bold" style:font-size-complex="10pt"/>
    </style:style>
    <style:style style:name="T51" style:family="text">
      <style:text-properties style:font-name="Titillium Bd" fo:font-weight="bold" officeooo:rsid="002a29be" style:font-weight-asian="bold" style:font-size-complex="10pt"/>
    </style:style>
    <style:style style:name="T52" style:family="text">
      <style:text-properties style:font-name="Titillium Bd" fo:font-weight="bold" officeooo:rsid="0021d3ba" style:font-weight-asian="bold" style:font-size-complex="10pt"/>
    </style:style>
    <style:style style:name="T53" style:family="text">
      <style:text-properties style:font-name="Titillium Bd" fo:font-weight="bold" officeooo:rsid="00374b06" style:font-weight-asian="bold"/>
    </style:style>
    <style:style style:name="T54" style:family="text">
      <style:text-properties style:font-name="Titillium Bd" fo:font-weight="bold" officeooo:rsid="003838c0" style:font-weight-asian="bold"/>
    </style:style>
    <style:style style:name="T55" style:family="text">
      <style:text-properties style:font-name="Titillium Bd" fo:font-weight="bold" officeooo:rsid="00397409" style:font-weight-asian="bold"/>
    </style:style>
    <style:style style:name="T56" style:family="text">
      <style:text-properties style:font-name="Titillium Bd" fo:font-weight="bold" officeooo:rsid="003ca435" style:font-weight-asian="bold"/>
    </style:style>
    <style:style style:name="T57" style:family="text">
      <style:text-properties style:font-name="Titillium Bd" fo:font-size="10pt" fo:font-style="normal" fo:font-weight="bold" style:font-size-asian="10pt" style:font-style-asian="normal" style:font-weight-asian="bold" style:font-size-complex="10pt" style:font-style-complex="normal"/>
    </style:style>
    <style:style style:name="T58" style:family="text">
      <style:text-properties style:font-name="Titillium B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style:font-name="Titillium Bd" fo:font-size="10pt" fo:font-style="normal" fo:font-weight="bold" officeooo:rsid="001dd65a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font-name="Titillium Bd" fo:font-size="10pt" fo:font-style="normal" fo:font-weight="bold" officeooo:rsid="00200d6e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style:font-name="Titillium Bd" fo:font-size="10pt" fo:font-style="normal" fo:font-weight="bold" officeooo:rsid="002174b7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style:font-name="Titillium Bd" fo:font-size="10pt" fo:font-style="normal" fo:font-weight="bold" officeooo:rsid="0021d3ba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font-name="Titillium Bd" fo:font-size="10pt" fo:font-style="normal" fo:font-weight="bold" officeooo:rsid="002cae12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style:font-name="Titillium Bd" fo:font-size="10pt" fo:font-style="normal" fo:font-weight="bold" officeooo:rsid="00043014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style:font-name="Titillium Bd" fo:font-size="10pt" fo:font-style="normal" fo:font-weight="bold" officeooo:rsid="002e03c9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tillium Bd" fo:font-size="10pt" fo:font-style="normal" fo:font-weight="bold" officeooo:rsid="00374b06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style:font-name="Titillium Bd" fo:font-size="10pt" fo:font-style="normal" fo:font-weight="bold" officeooo:rsid="003838c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Titillium Bd" fo:font-size="10pt" fo:font-style="normal" fo:font-weight="bold" officeooo:rsid="0038af9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Titillium Bd" fo:font-size="10pt" fo:font-style="normal" fo:font-weight="bold" officeooo:rsid="00397409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style:font-name="Titillium Bd" fo:font-size="10pt" fo:font-style="normal" fo:font-weight="bold" officeooo:rsid="0022f832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style:font-name="Titillium Bd" fo:font-size="10pt" fo:font-style="normal" fo:font-weight="bold" officeooo:rsid="003b2f47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Titillium Bd" fo:font-size="10pt" fo:font-style="normal" fo:font-weight="bold" officeooo:rsid="0020d9b2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style:font-name="Titillium Bd" fo:font-size="10pt" fo:font-style="normal" fo:font-weight="bold" officeooo:rsid="003b6430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style:font-name="Titillium Bd" fo:font-size="10pt" fo:font-style="normal" fo:font-weight="bold" officeooo:rsid="003ca435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style:font-name="Titillium Bd" fo:font-size="10pt" fo:font-style="normal" fo:font-weight="bold" officeooo:rsid="003e45a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style:font-name="Titillium Bd" fo:font-size="10pt" fo:font-style="normal" fo:font-weight="bold" officeooo:rsid="004122b2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style:font-name="Titillium Bd" fo:font-size="10pt" fo:font-style="normal" fo:font-weight="bold" officeooo:rsid="002174b7" style:font-size-asian="10pt" style:font-style-asian="normal" style:font-weight-asian="bold" style:font-size-complex="10pt" style:font-style-complex="normal" style:font-weight-complex="normal"/>
    </style:style>
    <style:style style:name="T78" style:family="text">
      <style:text-properties style:font-name="Titillium Bd" fo:font-size="10pt" fo:font-style="normal" fo:font-weight="bold" officeooo:rsid="000b10e2" style:font-size-asian="10pt" style:font-style-asian="normal" style:font-weight-asian="bold" style:font-size-complex="10pt" style:font-style-complex="normal" style:font-weight-complex="normal"/>
    </style:style>
    <style:style style:name="T79" style:family="text">
      <style:text-properties style:font-name="Titillium Bd" fo:font-size="10pt" fo:font-style="normal" fo:font-weight="bold" officeooo:rsid="00397409" style:font-size-asian="10pt" style:font-style-asian="normal" style:font-weight-asian="bold" style:font-size-complex="10pt" style:font-style-complex="normal" style:font-weight-complex="normal"/>
    </style:style>
    <style:style style:name="T80" style:family="text">
      <style:text-properties style:font-name="Titillium Bd" fo:font-size="10pt" fo:font-style="normal" fo:font-weight="bold" officeooo:rsid="0021d3ba" style:font-size-asian="10pt" style:font-style-asian="normal" style:font-weight-asian="bold" style:font-size-complex="10pt" style:font-style-complex="normal" style:font-weight-complex="normal"/>
    </style:style>
    <style:style style:name="T81" style:family="text">
      <style:text-properties style:font-name="Titillium Bd" fo:font-size="10pt" fo:font-style="normal" fo:font-weight="bold" officeooo:rsid="0020d9b2" style:font-size-asian="10pt" style:font-style-asian="normal" style:font-weight-asian="bold" style:font-size-complex="10pt" style:font-style-complex="normal" style:font-weight-complex="normal"/>
    </style:style>
    <style:style style:name="T82" style:family="text">
      <style:text-properties style:font-name="Titillium Bd" fo:font-size="10pt" fo:font-style="normal" fo:font-weight="bold" officeooo:rsid="0038af9d" style:font-size-asian="10pt" style:font-style-asian="normal" style:font-weight-asian="bold" style:font-size-complex="10pt" style:font-style-complex="normal"/>
    </style:style>
    <style:style style:name="T83" style:family="text">
      <style:text-properties style:font-name="Titillium Bd" fo:font-size="10pt" fo:font-style="normal" fo:font-weight="bold" officeooo:rsid="000f91db" style:font-size-asian="10pt" style:font-style-asian="normal" style:font-weight-asian="bold" style:font-size-complex="10pt" style:font-style-complex="normal"/>
    </style:style>
    <style:style style:name="T84" style:family="text">
      <style:text-properties style:font-name="Titillium Bd" fo:font-size="10pt" fo:font-weight="bold" style:font-size-asian="10pt" style:font-weight-asian="bold" style:font-size-complex="10pt"/>
    </style:style>
    <style:style style:name="T85" style:family="text">
      <style:text-properties style:font-name="Titillium Bd" fo:font-size="10pt" fo:font-weight="bold" officeooo:rsid="00397409" style:font-size-asian="10pt" style:font-weight-asian="bold" style:font-size-complex="10pt"/>
    </style:style>
    <style:style style:name="T86" style:family="text">
      <style:text-properties style:font-name="Titillium Bd" fo:font-size="10pt" fo:font-weight="bold" officeooo:rsid="003b2f47" style:font-size-asian="10pt" style:font-weight-asian="bold" style:font-size-complex="10pt"/>
    </style:style>
    <style:style style:name="T87" style:family="text">
      <style:text-properties style:font-name="Titillium Bd" fo:font-size="10pt" fo:font-weight="bold" officeooo:rsid="0022f832" style:font-size-asian="10pt" style:font-weight-asian="bold" style:font-size-complex="10pt" style:font-weight-complex="bold"/>
    </style:style>
    <style:style style:name="T88" style:family="text">
      <style:text-properties style:font-name="Titillium Bd" fo:font-size="10pt" fo:font-weight="bold" officeooo:rsid="0038af9d" style:font-size-asian="10pt" style:font-weight-asian="bold" style:font-size-complex="10pt"/>
    </style:style>
    <style:style style:name="T89" style:family="text">
      <style:text-properties style:font-name="Titillium Bd" fo:font-size="11pt" style:font-size-asian="11pt" style:font-size-complex="11pt"/>
    </style:style>
    <style:style style:name="T90" style:family="text">
      <style:text-properties style:font-name="Titillium Bd" fo:font-size="11pt" officeooo:rsid="0035c9dd" style:font-size-asian="11pt" style:font-size-complex="11pt"/>
    </style:style>
    <style:style style:name="T91" style:family="text">
      <style:text-properties style:font-name="Titillium Bd" fo:font-size="11pt" officeooo:rsid="0045c987" style:font-size-asian="11pt" style:font-size-complex="11pt"/>
    </style:style>
    <style:style style:name="T92" style:family="text">
      <style:text-properties style:font-name="Titillium Bd" fo:font-style="normal" fo:font-weight="bold" officeooo:rsid="001dd65a" style:font-style-asian="normal" style:font-weight-asian="bold" style:font-style-complex="normal" style:font-weight-complex="bold"/>
    </style:style>
    <style:style style:name="T93" style:family="text">
      <style:text-properties style:font-name="Titillium Bd" fo:font-style="normal" fo:font-weight="bold" officeooo:rsid="003838c0" style:font-style-asian="normal" style:font-weight-asian="bold" style:font-style-complex="normal" style:font-weight-complex="bold"/>
    </style:style>
    <style:style style:name="T94" style:family="text">
      <style:text-properties style:font-name="Titillium Bd" fo:font-style="normal" fo:font-weight="bold" officeooo:rsid="001dd65a" style:font-style-asian="normal" style:font-weight-asian="bold" style:font-style-complex="normal" style:font-weight-complex="normal"/>
    </style:style>
    <style:style style:name="T95" style:family="text">
      <style:text-properties style:font-name="Titillium Bd" fo:font-style="normal" fo:font-weight="bold" officeooo:rsid="0020d9b2" style:font-style-asian="normal" style:font-weight-asian="bold" style:font-style-complex="normal" style:font-weight-complex="normal"/>
    </style:style>
    <style:style style:name="T96" style:family="text">
      <style:text-properties style:font-name="Titillium Bd" fo:font-style="normal" fo:font-weight="bold" style:font-style-asian="normal" style:font-weight-asian="bold" style:font-size-complex="10pt" style:font-style-complex="normal" style:font-weight-complex="bold"/>
    </style:style>
    <style:style style:name="T97" style:family="text">
      <style:text-properties style:font-name="Titillium Bd" fo:font-style="normal" fo:font-weight="bold" officeooo:rsid="00200d6e" style:font-style-asian="normal" style:font-weight-asian="bold" style:font-size-complex="10pt" style:font-style-complex="normal" style:font-weight-complex="bold"/>
    </style:style>
    <style:style style:name="T98" style:family="text">
      <style:text-properties style:font-name="Titillium Bd" fo:font-style="normal" fo:font-weight="bold" officeooo:rsid="003838c0" style:font-style-asian="normal" style:font-weight-asian="bold" style:font-size-complex="10pt" style:font-style-complex="normal" style:font-weight-complex="bold"/>
    </style:style>
    <style:style style:name="T99" style:family="text">
      <style:text-properties style:font-name="Titillium Bd" fo:font-style="normal" fo:font-weight="bold" officeooo:rsid="003ca435" style:font-style-asian="normal" style:font-weight-asian="bold" style:font-size-complex="10pt" style:font-style-complex="normal" style:font-weight-complex="bold"/>
    </style:style>
    <style:style style:name="T100" style:family="text">
      <style:text-properties style:font-name="Titillium1"/>
    </style:style>
    <style:style style:name="T101" style:family="text">
      <style:text-properties style:font-name="Titillium1" officeooo:rsid="0020d9b2"/>
    </style:style>
    <style:style style:name="T102" style:family="text">
      <style:text-properties style:font-name="Titillium1" fo:font-size="10pt" style:font-size-asian="10pt" style:font-size-complex="10pt"/>
    </style:style>
    <style:style style:name="T103" style:family="text">
      <style:text-properties style:font-name="Titillium1" fo:font-size="10pt" officeooo:rsid="002174b7" style:font-size-asian="10pt" style:font-size-complex="10pt"/>
    </style:style>
    <style:style style:name="T104" style:family="text">
      <style:text-properties style:font-name="Titillium1" fo:font-size="10pt" officeooo:rsid="000f7895" style:font-size-asian="10pt" style:font-size-complex="10pt"/>
    </style:style>
    <style:style style:name="T105" style:family="text">
      <style:text-properties style:font-name="Titillium1" fo:font-size="10pt" officeooo:rsid="0021d3ba" style:font-size-asian="10pt" style:font-size-complex="10pt"/>
    </style:style>
    <style:style style:name="T106" style:family="text">
      <style:text-properties style:font-name="Titillium1" fo:font-size="10pt" officeooo:rsid="002a29be" style:font-size-asian="10pt" style:font-size-complex="10pt"/>
    </style:style>
    <style:style style:name="T107" style:family="text">
      <style:text-properties style:font-name="Titillium1" fo:font-size="10pt" officeooo:rsid="002cae12" style:font-size-asian="10pt" style:font-size-complex="10pt"/>
    </style:style>
    <style:style style:name="T108" style:family="text">
      <style:text-properties style:font-name="Titillium1" fo:font-size="10pt" officeooo:rsid="00043014" style:font-size-asian="10pt" style:font-size-complex="10pt"/>
    </style:style>
    <style:style style:name="T109" style:family="text">
      <style:text-properties style:font-name="Titillium1" fo:font-size="10pt" officeooo:rsid="0038af9d" style:font-size-asian="10pt" style:font-size-complex="10pt"/>
    </style:style>
    <style:style style:name="T110" style:family="text">
      <style:text-properties style:font-name="Titillium1" fo:font-size="10pt" officeooo:rsid="002c71d1" style:font-size-asian="10pt" style:font-size-complex="10pt"/>
    </style:style>
    <style:style style:name="T111" style:family="text">
      <style:text-properties style:font-name="Titillium1" fo:font-size="10pt" officeooo:rsid="0020d9b2" style:font-size-asian="10pt" style:font-size-complex="10pt"/>
    </style:style>
    <style:style style:name="T112" style:family="text">
      <style:text-properties style:font-name="Titillium1" fo:font-size="10pt" officeooo:rsid="00397409" style:font-size-asian="10pt" style:font-size-complex="10pt"/>
    </style:style>
    <style:style style:name="T113" style:family="text">
      <style:text-properties style:font-name="Titillium1" fo:font-size="10pt" officeooo:rsid="003b2f47" style:font-size-asian="10pt" style:font-size-complex="10pt"/>
    </style:style>
    <style:style style:name="T114" style:family="text">
      <style:text-properties style:font-name="Titillium1" fo:font-size="10pt" officeooo:rsid="0022f832" style:font-size-asian="10pt" style:font-size-complex="10pt"/>
    </style:style>
    <style:style style:name="T115" style:family="text">
      <style:text-properties style:font-name="Titillium1" fo:font-size="10pt" officeooo:rsid="000f91db" style:font-size-asian="10pt" style:font-size-complex="10pt"/>
    </style:style>
    <style:style style:name="T116" style:family="text">
      <style:text-properties style:font-name="Titillium1" fo:font-size="10pt" officeooo:rsid="003b6430" style:font-size-asian="10pt" style:font-size-complex="10pt"/>
    </style:style>
    <style:style style:name="T117" style:family="text">
      <style:text-properties style:font-name="Titillium1" fo:font-size="10pt" officeooo:rsid="003ca435" style:font-size-asian="10pt" style:font-size-complex="10pt"/>
    </style:style>
    <style:style style:name="T118" style:family="text">
      <style:text-properties style:font-name="Titillium1" fo:font-size="10pt" officeooo:rsid="003e45a0" style:font-size-asian="10pt" style:font-size-complex="10pt"/>
    </style:style>
    <style:style style:name="T119" style:family="text">
      <style:text-properties style:font-name="Titillium1" fo:font-size="10pt" fo:font-style="normal" fo:font-weight="normal" officeooo:rsid="001ec40f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style:font-name="Titillium1" fo:font-size="10pt" fo:font-style="normal" fo:font-weight="normal" officeooo:rsid="001dd65a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font-name="Titillium1" fo:font-size="10pt" fo:font-style="normal" fo:font-weight="normal" officeooo:rsid="000b10e2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font-name="Titillium1" fo:font-size="10pt" fo:font-style="normal" fo:font-weight="normal" officeooo:rsid="000d0ab3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Titillium1" fo:font-size="10pt" fo:font-style="normal" fo:font-weight="normal" officeooo:rsid="000f7895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Titillium1" fo:font-size="10pt" fo:font-style="normal" fo:font-weight="normal" officeooo:rsid="002a29be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Titillium1" fo:font-size="10pt" fo:font-style="normal" fo:font-weight="normal" officeooo:rsid="002c71d1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style:font-name="Titillium1" fo:font-size="10pt" fo:font-style="normal" fo:font-weight="normal" officeooo:rsid="002cae12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font-name="Titillium1" fo:font-size="10pt" fo:font-style="normal" fo:font-weight="normal" officeooo:rsid="002174b7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font-name="Titillium1" fo:font-size="10pt" fo:font-style="normal" fo:font-weight="normal" officeooo:rsid="0026ca94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font-name="Titillium1" fo:font-size="10pt" fo:font-style="normal" fo:font-weight="normal" officeooo:rsid="0031555b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font-name="Titillium1" fo:font-size="10pt" fo:font-style="normal" fo:font-weight="normal" officeooo:rsid="003321e9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style:font-name="Titillium1" fo:font-size="10pt" fo:font-style="normal" fo:font-weight="normal" officeooo:rsid="003358a3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style:font-name="Titillium1" fo:font-size="10pt" fo:font-style="normal" fo:font-weight="normal" officeooo:rsid="00374b06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style:font-name="Titillium1" fo:font-size="10pt" fo:font-style="normal" fo:font-weight="normal" officeooo:rsid="003838c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font-name="Titillium1" fo:font-size="10pt" fo:font-style="normal" fo:font-weight="normal" officeooo:rsid="000f91db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style:font-name="Titillium1" fo:font-size="10pt" fo:font-style="normal" fo:font-weight="normal" officeooo:rsid="00200d6e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style:font-name="Titillium1" fo:font-size="10pt" fo:font-style="normal" fo:font-weight="normal" officeooo:rsid="002863ae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style:font-name="Titillium1" fo:font-size="10pt" fo:font-style="normal" fo:font-weight="normal" officeooo:rsid="0038af9d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style:font-name="Titillium1" fo:font-size="10pt" fo:font-style="normal" fo:font-weight="normal" officeooo:rsid="0021d3ba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style:font-name="Titillium1" fo:font-size="10pt" fo:font-style="normal" fo:font-weight="normal" officeooo:rsid="00397409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style:font-name="Titillium1" fo:font-size="10pt" fo:font-style="normal" fo:font-weight="normal" officeooo:rsid="0022f832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style:font-name="Titillium1" fo:font-size="10pt" fo:font-style="normal" fo:font-weight="normal" officeooo:rsid="003b2f47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style:font-name="Titillium1" fo:font-size="10pt" fo:font-style="normal" fo:font-weight="normal" officeooo:rsid="0023d734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style:font-name="Titillium1" fo:font-size="10pt" fo:font-style="normal" fo:font-weight="normal" officeooo:rsid="003b6430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style:font-name="Titillium1" fo:font-size="10pt" fo:font-style="normal" fo:font-weight="normal" officeooo:rsid="003ca435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style:font-name="Titillium1" fo:font-size="10pt" fo:font-style="normal" fo:font-weight="normal" officeooo:rsid="003e45a0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style:font-name="Titillium1" fo:font-size="10pt" fo:font-style="normal" fo:font-weight="normal" officeooo:rsid="003fba6b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style:font-name="Titillium1" fo:font-size="10pt" fo:font-style="normal" fo:font-weight="normal" officeooo:rsid="004122b2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style:font-name="Titillium1" fo:font-size="10pt" fo:font-weight="normal" officeooo:rsid="0021d3ba" style:font-size-asian="10pt" style:font-weight-asian="normal" style:font-size-complex="10pt" style:font-weight-complex="normal"/>
    </style:style>
    <style:style style:name="T149" style:family="text">
      <style:text-properties style:font-name="Titillium1" fo:font-size="10pt" fo:font-weight="normal" officeooo:rsid="002a29be" style:font-size-asian="10pt" style:font-weight-asian="normal" style:font-size-complex="10pt" style:font-weight-complex="normal"/>
    </style:style>
    <style:style style:name="T150" style:family="text">
      <style:text-properties style:font-name="Titillium1" fo:font-size="10pt" fo:font-weight="normal" officeooo:rsid="002cae12" style:font-size-asian="10pt" style:font-weight-asian="normal" style:font-size-complex="10pt" style:font-weight-complex="normal"/>
    </style:style>
    <style:style style:name="T151" style:family="text">
      <style:text-properties style:font-name="Titillium1" fo:font-size="10pt" fo:font-weight="normal" officeooo:rsid="0038af9d" style:font-size-asian="10pt" style:font-weight-asian="normal" style:font-size-complex="10pt" style:font-weight-complex="normal"/>
    </style:style>
    <style:style style:name="T152" style:family="text">
      <style:text-properties style:font-name="Titillium1" fo:font-size="10pt" fo:font-weight="normal" officeooo:rsid="003b2f47" style:font-size-asian="10pt" style:font-weight-asian="normal" style:font-size-complex="10pt" style:font-weight-complex="normal"/>
    </style:style>
    <style:style style:name="T153" style:family="text">
      <style:text-properties style:font-name="Titillium1" fo:font-size="10pt" fo:font-weight="normal" officeooo:rsid="000f91db" style:font-size-asian="10pt" style:font-weight-asian="normal" style:font-size-complex="10pt" style:font-weight-complex="normal"/>
    </style:style>
    <style:style style:name="T154" style:family="text">
      <style:text-properties style:font-name="Titillium1" fo:font-size="10pt" fo:font-weight="normal" officeooo:rsid="002c71d1" style:font-size-asian="10pt" style:font-weight-asian="normal" style:font-size-complex="10pt" style:font-weight-complex="normal"/>
    </style:style>
    <style:style style:name="T155" style:family="text">
      <style:text-properties style:font-name="Titillium1" fo:font-size="10pt" fo:font-weight="normal" officeooo:rsid="003ca435" style:font-size-asian="10pt" style:font-weight-asian="normal" style:font-size-complex="10pt" style:font-weight-complex="normal"/>
    </style:style>
    <style:style style:name="T156" style:family="text">
      <style:text-properties style:font-name="Titillium1" fo:font-size="10pt" fo:font-style="italic" fo:font-weight="bold" officeooo:rsid="00397409" style:font-size-asian="10pt" style:font-style-asian="italic" style:font-weight-asian="bold" style:font-size-complex="10pt" style:font-style-complex="normal" style:font-weight-complex="normal"/>
    </style:style>
    <style:style style:name="T157" style:family="text">
      <style:text-properties style:font-name="Titillium1" fo:font-style="normal" fo:font-weight="normal" officeooo:rsid="000b10e2" style:font-style-asian="normal" style:font-weight-asian="normal" style:font-style-complex="normal" style:font-weight-complex="normal"/>
    </style:style>
    <style:style style:name="T158" style:family="text">
      <style:text-properties style:font-name="Titillium1" fo:font-style="normal" fo:font-weight="normal" officeooo:rsid="001dd65a" style:font-style-asian="normal" style:font-weight-asian="normal" style:font-style-complex="normal" style:font-weight-complex="normal"/>
    </style:style>
    <style:style style:name="T159" style:family="text">
      <style:text-properties style:font-name="Titillium1" fo:font-style="normal" fo:font-weight="normal" officeooo:rsid="000f7895" style:font-style-asian="normal" style:font-weight-asian="normal" style:font-style-complex="normal" style:font-weight-complex="normal"/>
    </style:style>
    <style:style style:name="T160" style:family="text">
      <style:text-properties style:font-name="Titillium1" fo:font-style="normal" fo:font-weight="normal" officeooo:rsid="002c71d1" style:font-style-asian="normal" style:font-weight-asian="normal" style:font-style-complex="normal" style:font-weight-complex="normal"/>
    </style:style>
    <style:style style:name="T161" style:family="text">
      <style:text-properties style:font-name="Titillium1" fo:font-style="normal" fo:font-weight="normal" officeooo:rsid="000d0ab3" style:font-style-asian="normal" style:font-weight-asian="normal" style:font-style-complex="normal" style:font-weight-complex="normal"/>
    </style:style>
    <style:style style:name="T162" style:family="text">
      <style:text-properties style:font-name="Titillium1" fo:font-style="normal" fo:font-weight="normal" officeooo:rsid="00374b06" style:font-style-asian="normal" style:font-weight-asian="normal" style:font-style-complex="normal" style:font-weight-complex="normal"/>
    </style:style>
    <style:style style:name="T163" style:family="text">
      <style:text-properties style:font-name="Titillium1" fo:font-style="normal" fo:font-weight="normal" officeooo:rsid="001ec40f" style:font-style-asian="normal" style:font-weight-asian="normal" style:font-style-complex="normal" style:font-weight-complex="normal"/>
    </style:style>
    <style:style style:name="T164" style:family="text">
      <style:text-properties style:font-name="Titillium1" fo:font-style="normal" fo:font-weight="normal" officeooo:rsid="000f91db" style:font-style-asian="normal" style:font-weight-asian="normal" style:font-style-complex="normal" style:font-weight-complex="normal"/>
    </style:style>
    <style:style style:name="T165" style:family="text">
      <style:text-properties style:font-name="Titillium1" fo:font-style="normal" fo:font-weight="normal" officeooo:rsid="00200d6e" style:font-style-asian="normal" style:font-weight-asian="normal" style:font-style-complex="normal" style:font-weight-complex="normal"/>
    </style:style>
    <style:style style:name="T166" style:family="text">
      <style:text-properties style:font-name="Titillium1" fo:font-style="normal" fo:font-weight="normal" officeooo:rsid="003838c0" style:font-style-asian="normal" style:font-weight-asian="normal" style:font-style-complex="normal" style:font-weight-complex="normal"/>
    </style:style>
    <style:style style:name="T167" style:family="text">
      <style:text-properties style:font-name="Titillium1" fo:font-style="normal" fo:font-weight="normal" officeooo:rsid="0038af9d" style:font-style-asian="normal" style:font-weight-asian="normal" style:font-style-complex="normal" style:font-weight-complex="normal"/>
    </style:style>
    <style:style style:name="T168" style:family="text">
      <style:text-properties style:font-name="Titillium1" fo:font-style="normal" fo:font-weight="normal" officeooo:rsid="003b2f47" style:font-style-asian="normal" style:font-weight-asian="normal" style:font-style-complex="normal" style:font-weight-complex="normal"/>
    </style:style>
    <style:style style:name="T169" style:family="text">
      <style:text-properties style:font-name="Titillium1" fo:font-style="normal" fo:font-weight="normal" officeooo:rsid="003fba6b" style:font-style-asian="normal" style:font-weight-asian="normal" style:font-style-complex="normal" style:font-weight-complex="normal"/>
    </style:style>
    <style:style style:name="T170" style:family="text">
      <style:text-properties style:font-name="Titillium1" fo:font-style="normal" fo:font-weight="normal" officeooo:rsid="000b10e2" style:font-style-asian="normal" style:font-weight-asian="normal" style:font-size-complex="10pt" style:font-style-complex="normal" style:font-weight-complex="normal"/>
    </style:style>
    <style:style style:name="T171" style:family="text">
      <style:text-properties style:font-name="Titillium1" fo:font-style="normal" fo:font-weight="normal" officeooo:rsid="000d0ab3" style:font-style-asian="normal" style:font-weight-asian="normal" style:font-size-complex="10pt" style:font-style-complex="normal" style:font-weight-complex="normal"/>
    </style:style>
    <style:style style:name="T172" style:family="text">
      <style:text-properties style:font-name="Titillium1" fo:font-style="normal" fo:font-weight="normal" officeooo:rsid="003838c0" style:font-style-asian="normal" style:font-weight-asian="normal" style:font-size-complex="10pt" style:font-style-complex="normal" style:font-weight-complex="normal"/>
    </style:style>
    <style:style style:name="T173" style:family="text">
      <style:text-properties style:font-name="Titillium1" fo:font-style="normal" fo:font-weight="normal" officeooo:rsid="0031555b" style:font-style-asian="normal" style:font-weight-asian="normal" style:font-size-complex="10pt" style:font-style-complex="normal" style:font-weight-complex="normal"/>
    </style:style>
    <style:style style:name="T174" style:family="text">
      <style:text-properties style:font-name="Titillium1" fo:font-style="normal" fo:font-weight="normal" officeooo:rsid="003ca435" style:font-style-asian="normal" style:font-weight-asian="normal" style:font-size-complex="10pt" style:font-style-complex="normal" style:font-weight-complex="normal"/>
    </style:style>
    <style:style style:name="T175" style:family="text">
      <style:text-properties style:font-name="Titillium1" officeooo:rsid="001dd65a"/>
    </style:style>
    <style:style style:name="T176" style:family="text">
      <style:text-properties style:font-name="Titillium1" fo:font-weight="normal" style:font-weight-asian="normal" style:font-weight-complex="normal"/>
    </style:style>
    <style:style style:name="T177" style:family="text">
      <style:text-properties style:font-name="Titillium1" fo:font-weight="normal" officeooo:rsid="00200d6e" style:font-weight-asian="normal" style:font-weight-complex="normal"/>
    </style:style>
    <style:style style:name="T178" style:family="text">
      <style:text-properties style:font-name="Titillium1" officeooo:rsid="002c71d1"/>
    </style:style>
    <style:style style:name="T179" style:family="text">
      <style:text-properties style:font-name="Titillium1" style:font-size-complex="10pt"/>
    </style:style>
    <style:style style:name="T180" style:family="text">
      <style:text-properties style:font-name="Titillium1" officeooo:rsid="002c71d1" style:font-size-complex="10pt"/>
    </style:style>
    <style:style style:name="T181" style:family="text">
      <style:text-properties style:font-name="Titillium1" officeooo:rsid="001ec40f" style:font-size-complex="10pt"/>
    </style:style>
    <style:style style:name="T182" style:family="text">
      <style:text-properties style:font-name="Titillium1" officeooo:rsid="0020d9b2" style:font-size-complex="10pt"/>
    </style:style>
    <style:style style:name="T183" style:family="text">
      <style:text-properties style:font-name="Titillium1" officeooo:rsid="002e03c9" style:font-size-complex="10pt"/>
    </style:style>
    <style:style style:name="T184" style:family="text">
      <style:text-properties style:font-name="Titillium1" officeooo:rsid="0038af9d" style:font-size-complex="10pt"/>
    </style:style>
    <style:style style:name="T185" style:family="text">
      <style:text-properties style:font-name="Titillium1" officeooo:rsid="003321e9"/>
    </style:style>
    <style:style style:name="T186" style:family="text">
      <style:text-properties style:font-name="Titillium1" officeooo:rsid="003838c0"/>
    </style:style>
    <style:style style:name="T187" style:family="text">
      <style:text-properties style:font-name="Titillium1" officeooo:rsid="0038af9d"/>
    </style:style>
    <style:style style:name="T188" style:family="text">
      <style:text-properties style:font-name="Titillium1" officeooo:rsid="00397409"/>
    </style:style>
    <style:style style:name="T189" style:family="text">
      <style:text-properties style:font-name="Titillium1" officeooo:rsid="003b2f47"/>
    </style:style>
    <style:style style:name="T190" style:family="text">
      <style:text-properties style:font-name="Titillium1" officeooo:rsid="003ca435"/>
    </style:style>
    <style:style style:name="T191" style:family="text">
      <style:text-properties officeooo:rsid="002c71d1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officeooo:rsid="00374b06"/>
    </style:style>
    <style:style style:name="T194" style:family="text">
      <style:text-properties officeooo:rsid="003838c0"/>
    </style:style>
    <style:style style:name="T195" style:family="text">
      <style:text-properties fo:font-size="10pt" fo:font-style="normal" officeooo:rsid="00397409" style:font-size-asian="10pt" style:font-style-asian="normal" style:font-size-complex="10pt" style:font-style-complex="normal"/>
    </style:style>
    <style:style style:name="T196" style:family="text">
      <style:text-properties fo:font-size="10pt" fo:font-style="normal" officeooo:rsid="003ca435" style:font-size-asian="10pt" style:font-style-asian="normal" style:font-size-complex="10pt" style:font-style-complex="normal"/>
    </style:style>
    <style:style style:name="T197" style:family="text">
      <style:text-properties fo:font-size="10pt" fo:font-style="normal" officeooo:rsid="003e45a0" style:font-size-asian="10pt" style:font-style-asian="normal" style:font-size-complex="10pt" style:font-style-complex="normal"/>
    </style:style>
    <style:style style:name="T198" style:family="text">
      <style:text-properties fo:font-size="10pt" fo:font-style="normal" officeooo:rsid="003b2f47" style:font-size-asian="10pt" style:font-style-asian="normal" style:font-size-complex="10pt" style:font-style-complex="normal"/>
    </style:style>
    <style:style style:name="T199" style:family="text">
      <style:text-properties officeooo:rsid="002c71d1" style:font-size-complex="10pt"/>
    </style:style>
    <style:style style:name="T200" style:family="text">
      <style:text-properties officeooo:rsid="00397409" style:font-size-complex="10pt"/>
    </style:style>
    <style:style style:name="T201" style:family="text">
      <style:text-properties officeooo:rsid="003ca435" style:font-size-complex="10pt"/>
    </style:style>
    <style:style style:name="T202" style:family="text">
      <style:text-properties officeooo:rsid="00397409"/>
    </style:style>
    <style:style style:name="T203" style:family="text">
      <style:text-properties style:font-name="Titillium1" fo:font-size="10pt" fo:font-style="normal" fo:font-weight="normal" officeooo:rsid="001dd65a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style:font-name="Titillium1" fo:font-size="10pt" fo:font-style="normal" fo:font-weight="normal" officeooo:rsid="003b2f47" style:font-size-asian="10pt" style:font-style-asian="normal" style:font-weight-asian="normal" style:font-size-complex="10pt" style:font-style-complex="normal" style:font-weight-complex="normal"/>
    </style:style>
    <style:style style:name="T205" style:family="text">
      <style:text-properties style:font-name="Titillium1" fo:font-size="10pt" fo:font-style="normal" fo:font-weight="normal" officeooo:rsid="003e45a0" style:font-size-asian="10pt" style:font-style-asian="normal" style:font-weight-asian="normal" style:font-size-complex="10pt" style:font-style-complex="normal" style:font-weight-complex="normal"/>
    </style:style>
    <style:style style:name="T206" style:family="text">
      <style:text-properties style:font-name="Titillium1" fo:font-size="10pt" fo:language="en" fo:country="none" fo:font-style="normal" fo:font-weight="normal" officeooo:rsid="000f7895" style:font-size-asian="10pt" style:font-style-asian="normal" style:font-weight-asian="normal" style:font-size-complex="10pt" style:font-style-complex="normal" style:font-weight-complex="normal"/>
    </style:style>
    <style:style style:name="T207" style:family="text">
      <style:text-properties style:font-name="Titillium1" fo:font-size="10pt" fo:language="en" fo:country="none" fo:font-style="normal" fo:font-weight="normal" officeooo:rsid="003b2f47" style:font-size-asian="10pt" style:font-style-asian="normal" style:font-weight-asian="normal" style:font-size-complex="10pt" style:font-style-complex="normal" style:font-weight-complex="normal"/>
    </style:style>
    <style:style style:name="T208" style:family="text">
      <style:text-properties style:font-name="Titillium1" fo:font-size="10pt" fo:language="en" fo:country="none" fo:font-style="normal" fo:font-weight="normal" officeooo:rsid="003e45a0" style:font-size-asian="10pt" style:font-style-asian="normal" style:font-weight-asian="normal" style:font-size-complex="10pt" style:font-style-complex="normal" style:font-weight-complex="normal"/>
    </style:style>
    <style:style style:name="T209" style:family="text">
      <style:text-properties officeooo:rsid="003ca4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0">Invitees As @ 8/14/2017</text:span><text:line-break/><text:span text:style-name="T90">2-day </text:span><text:span text:style-name="T91">Conference in Los Angeles, CA</text:span><text:span text:style-name="T89"><text:line-break/></text:span><text:span text:style-name="T91">October 19-20 (opt 21), 2017<text:line-break/>Backup date: Nov 9-10 (opt 11), 2017</text:span><text:line-break/></text:p>
      <text:p text:style-name="P20">Day 1: <text:span text:style-name="T193">The Foundation</text:span></text:p>
      <text:p text:style-name="P3"/>
      <text:p text:style-name="P11"><text:span text:style-name="T191">8:3</text:span>0<text:span text:style-name="T191">am</text:span> – <text:span text:style-name="T191">9:00am</text:span><text:tab/>Welcome/<text:span text:style-name="T34">Setup</text:span> </text:p>
      <text:p text:style-name="P4"/>
      <text:p text:style-name="P15"><text:span text:style-name="T191">9:00am – 9:30am<text:tab/></text:span><text:span text:style-name="T41">Session </text:span><text:span text:style-name="T42">1</text:span><text:span text:style-name="T41">: </text:span><text:span text:style-name="T53">Polymer </text:span><text:span text:style-name="T56">First Steps</text:span><text:span text:style-name="T53"> – the basic building blocks</text:span></text:p>
      <text:p text:style-name="P16"><text:span text:style-name="T94"><text:tab/><text:tab/><text:tab/></text:span><text:span text:style-name="T35">– includes Instructor Demo</text:span></text:p>
      <text:p text:style-name="P5"/>
      <text:p text:style-name="P14"><text:span text:style-name="T129">9</text:span><text:span text:style-name="T119">:</text:span><text:span text:style-name="T131">3</text:span><text:span text:style-name="T124">0</text:span><text:span text:style-name="T125">a</text:span><text:span text:style-name="T119">m</text:span><text:span text:style-name="T120"> – </text:span><text:span text:style-name="T144">10</text:span><text:span text:style-name="T119">:</text:span><text:span text:style-name="T144">0</text:span><text:span text:style-name="T130">0</text:span><text:span text:style-name="T125">a</text:span><text:span text:style-name="T119">m</text:span><text:span text:style-name="T10"><text:tab/></text:span><text:span text:style-name="T59">Session </text:span><text:span text:style-name="T63">1 </text:span><text:span text:style-name="T59">Lab (Exercise): </text:span><text:span text:style-name="T66">Hello World – integrating a simple Polymer Component</text:span><text:span text:style-name="T9"><text:line-break/></text:span><text:span text:style-name="T121"><text:tab/><text:tab/><text:tab/>Part 1: </text:span><text:span text:style-name="T122">Setup </text:span><text:span text:style-name="T132">and </text:span><text:span text:style-name="T146">c</text:span><text:span text:style-name="T132">onfigure Polymer </text:span><text:span text:style-name="T146">p</text:span><text:span text:style-name="T132">roject</text:span></text:p>
      <text:p text:style-name="P9"><text:span text:style-name="T157"><text:tab/><text:tab/><text:tab/>Part 2: </text:span><text:span text:style-name="T159"><text:s/></text:span><text:span text:style-name="T162">Wire in a Polymer Component </text:span><text:span text:style-name="T169">and test</text:span><text:span text:style-name="T157"><text:line-break/></text:span></text:p>
      <text:p text:style-name="P30"><text:span text:style-name="T190">10</text:span><text:span text:style-name="T178">:</text:span><text:span text:style-name="T190">0</text:span><text:span text:style-name="T185">0</text:span><text:span text:style-name="T178">a</text:span><text:span text:style-name="T175">m</text:span><text:span text:style-name="T100"> – </text:span><text:span text:style-name="T178">10</text:span><text:span text:style-name="T175">:</text:span><text:span text:style-name="T190">25</text:span><text:span text:style-name="T178">a</text:span><text:span text:style-name="T175">m</text:span><text:span text:style-name="T100"><text:tab/></text:span><text:span text:style-name="T41">Session </text:span><text:span text:style-name="T42">2</text:span><text:span text:style-name="T41">: </text:span><text:span text:style-name="T54">Styling a Polymer Component </text:span></text:p>
      <text:p text:style-name="P37"><text:span text:style-name="T194"><text:tab/><text:tab/><text:tab/>How to use SASS, BEM and Preprocessors with Polymer for clean and maintainable CSS</text:span></text:p>
      <text:p text:style-name="P8"><text:tab/><text:tab/><text:tab/></text:p>
      <text:p text:style-name="P13"><text:span text:style-name="T125">10</text:span><text:span text:style-name="T119">:</text:span><text:span text:style-name="T144">25</text:span><text:span text:style-name="T125">a</text:span><text:span text:style-name="T119">m</text:span><text:span text:style-name="T120"> – </text:span><text:span text:style-name="T125">10</text:span><text:span text:style-name="T119">:</text:span><text:span text:style-name="T144">45</text:span><text:span text:style-name="T125">a</text:span><text:span text:style-name="T119">m</text:span><text:span text:style-name="T10"><text:tab/></text:span><text:span text:style-name="T59">Session </text:span><text:span text:style-name="T60">2</text:span><text:span text:style-name="T59"> Lab (Exercise): </text:span><text:span text:style-name="T67">Style a Polymer Component</text:span><text:span text:style-name="T9"><text:line-break/></text:span><text:span text:style-name="T121"><text:tab/><text:tab/><text:tab/>Part 1: </text:span><text:span text:style-name="T122">Setup </text:span><text:span text:style-name="T133">SASS</text:span><text:span text:style-name="T122"> preprocessor</text:span></text:p>
      <text:p text:style-name="P13"><text:span text:style-name="T121"><text:tab/><text:tab/><text:tab/>Part </text:span><text:span text:style-name="T129">2</text:span><text:span text:style-name="T121">: </text:span><text:span text:style-name="T133">Apply styles to Polymer Component </text:span><text:span text:style-name="T144">across Shadow DOM </text:span><text:span text:style-name="T146">and test</text:span></text:p>
      <text:p text:style-name="P13"><text:span text:style-name="T13"/></text:p>
      <text:p text:style-name="P12"><text:span text:style-name="T191">10</text:span>:<text:span text:style-name="T209">45a</text:span>m – <text:span text:style-name="T209">11</text:span>:<text:span text:style-name="T209">00</text:span>am <text:tab/>Break</text:p>
      <text:p text:style-name="P6"/>
      <text:p text:style-name="P27"><text:span text:style-name="T190">11</text:span><text:span text:style-name="T175">:</text:span><text:span text:style-name="T190">00</text:span><text:span text:style-name="T175">am</text:span><text:span text:style-name="T100"> – </text:span><text:span text:style-name="T178">11</text:span><text:span text:style-name="T175">:</text:span><text:span text:style-name="T101">15</text:span><text:span text:style-name="T175">am</text:span><text:span text:style-name="T5"><text:tab/></text:span><text:span text:style-name="T41">Session </text:span><text:span text:style-name="T42">3</text:span><text:span text:style-name="T41">: </text:span><text:span text:style-name="T43">Using Pug for </text:span><text:span text:style-name="T44">reuse and </text:span><text:span text:style-name="T43">clean, and maintainable HTML</text:span></text:p>
      <text:p text:style-name="P10"/>
      <text:p text:style-name="P31"><text:span text:style-name="T180">11</text:span><text:span text:style-name="T181">:</text:span><text:span text:style-name="T182">15</text:span><text:span text:style-name="T181">am</text:span><text:span text:style-name="T179"> – </text:span><text:span text:style-name="T180">11</text:span><text:span text:style-name="T181">:</text:span><text:span text:style-name="T182">45</text:span><text:span text:style-name="T181">am</text:span><text:span text:style-name="T24"><text:tab/></text:span><text:span text:style-name="T96">Session </text:span><text:span text:style-name="T97">3</text:span><text:span text:style-name="T96"> Lab (Exercise): </text:span><text:span text:style-name="T99">Create</text:span><text:span text:style-name="T98"> a Polymer Component </text:span><text:span text:style-name="T99">with Pug</text:span><text:span text:style-name="T20"><text:line-break/></text:span><text:span text:style-name="T170"><text:tab/><text:tab/><text:tab/>Part 1: </text:span><text:span text:style-name="T171">Setup template and fragment preprocessor</text:span></text:p>
      <text:p text:style-name="P31"><text:span text:style-name="T170"><text:tab/><text:tab/><text:tab/>Part </text:span><text:span text:style-name="T173">2</text:span><text:span text:style-name="T170">: </text:span><text:span text:style-name="T171">Create </text:span><text:span text:style-name="T172">a Polymer component </text:span><text:span text:style-name="T174">with</text:span><text:span text:style-name="T172"> Pug and test</text:span><text:span text:style-name="T22"><text:line-break/></text:span></text:p>
      <text:p text:style-name="P7"><text:span text:style-name="T176">11</text:span><text:span text:style-name="T177">:</text:span><text:span text:style-name="T176">45a</text:span><text:span text:style-name="T177">m</text:span><text:span text:style-name="T192"> </text:span><text:s/><text:tab/><text:tab/><text:span text:style-name="T176">Lunch break</text:span></text:p>
      <text:p text:style-name="P33"/>
      <text:p text:style-name="P31"><text:span text:style-name="T180">12</text:span><text:span text:style-name="T182">:</text:span><text:span text:style-name="T180">30</text:span><text:span text:style-name="T182">pm – </text:span><text:span text:style-name="T180">1</text:span><text:span text:style-name="T183">2</text:span><text:span text:style-name="T182">:</text:span><text:span text:style-name="T184">50</text:span><text:span text:style-name="T182">pm</text:span><text:span text:style-name="T24"><text:tab/></text:span><text:span text:style-name="T46">Session </text:span><text:span text:style-name="T47">4</text:span><text:span text:style-name="T46">: </text:span><text:span text:style-name="T48">Standard Web Components, the foundation for Polymer – APIs and Use</text:span></text:p>
      <text:p text:style-name="P26"><text:span text:style-name="T95"><text:tab/><text:tab/><text:tab/></text:span><text:span text:style-name="T158">– includes Instructor Demo</text:span></text:p>
      <text:p text:style-name="P26"><text:span text:style-name="T158"/></text:p>
      <text:p text:style-name="P27"><text:span text:style-name="T166">12</text:span><text:span text:style-name="T163">:</text:span><text:span text:style-name="T167">50</text:span><text:span text:style-name="T166">p</text:span><text:span text:style-name="T163">m</text:span><text:span text:style-name="T158"> – </text:span><text:span text:style-name="T166">1</text:span><text:span text:style-name="T163">:</text:span><text:span text:style-name="T166">15p</text:span><text:span text:style-name="T163">m</text:span><text:span text:style-name="T21"><text:tab/></text:span><text:span text:style-name="T92">Session </text:span><text:span text:style-name="T93">4</text:span><text:span text:style-name="T92"> Lab (Exercise): </text:span><text:span text:style-name="T93">Creating a Standard Web Component</text:span><text:span text:style-name="T23"><text:line-break/></text:span><text:span text:style-name="T157"><text:tab/><text:tab/><text:tab/></text:span><text:span text:style-name="T164">Part </text:span><text:span text:style-name="T165">1</text:span><text:span text:style-name="T164">: </text:span><text:span text:style-name="T166">Implement a </text:span><text:span text:style-name="T169">List</text:span><text:span text:style-name="T166"> module</text:span><text:span text:style-name="T161"><text:line-break/><text:tab/><text:tab/><text:tab/></text:span><text:span text:style-name="T164">Part </text:span><text:span text:style-name="T165">2</text:span><text:span text:style-name="T164">: </text:span><text:span text:style-name="T166">Convert the </text:span><text:span text:style-name="T169">List</text:span><text:span text:style-name="T166"> module into a Standard Web Component and test</text:span></text:p>
      <text:p text:style-name="P48"><text:span text:style-name="T166"/></text:p>
      <text:p text:style-name="P27"><text:span text:style-name="T178">1</text:span><text:span text:style-name="T101">:</text:span><text:span text:style-name="T186">15</text:span><text:span text:style-name="T101">pm – </text:span><text:span text:style-name="T178">1</text:span><text:span text:style-name="T101">:</text:span><text:span text:style-name="T187">45</text:span><text:span text:style-name="T101">pm</text:span><text:span text:style-name="T5"><text:tab/></text:span><text:span text:style-name="T41">Session </text:span><text:span text:style-name="T44">5</text:span><text:span text:style-name="T41">: </text:span><text:span text:style-name="T45">Anatomy of a Polymer Component (Versions 1 and 2)</text:span></text:p>
      <text:p text:style-name="P41"><text:span text:style-name="T81"><text:tab/><text:tab/><text:tab/></text:span><text:span text:style-name="T120">– includes Instructor Demo</text:span></text:p>
      <text:p text:style-name="P41"><text:span text:style-name="T120"/></text:p>
      <text:p text:style-name="P41"><text:span text:style-name="T108"><text:s/></text:span><text:span text:style-name="T109">1:45</text:span><text:span text:style-name="T133">p</text:span><text:span text:style-name="T119">m</text:span><text:span text:style-name="T120"> – </text:span><text:span text:style-name="T137">2</text:span><text:span text:style-name="T119">:</text:span><text:span text:style-name="T137">30</text:span><text:span text:style-name="T133">p</text:span><text:span text:style-name="T119">m</text:span><text:span text:style-name="T12"><text:tab/></text:span><text:span text:style-name="T59">Session </text:span><text:span text:style-name="T67">5</text:span><text:span text:style-name="T59"> Lab (Exercise): </text:span><text:span text:style-name="T67">Creating a </text:span><text:span text:style-name="T76">Dashboard</text:span><text:span text:style-name="T67"> Component </text:span><text:span text:style-name="T76">in Polymer</text:span><text:span text:style-name="T16"><text:line-break/></text:span><text:span text:style-name="T121"><text:tab/><text:tab/><text:tab/></text:span><text:span text:style-name="T134">Part </text:span><text:span text:style-name="T135">1</text:span><text:span text:style-name="T134">: </text:span><text:span text:style-name="T133">Implement a </text:span><text:span text:style-name="T144">Dashboard </text:span><text:span text:style-name="T133">KPI module</text:span><text:span text:style-name="T122"><text:line-break/><text:tab/><text:tab/><text:tab/></text:span><text:span text:style-name="T134">Part </text:span><text:span text:style-name="T135">2</text:span><text:span text:style-name="T134">: </text:span><text:span text:style-name="T133">Convert the module </text:span><text:span text:style-name="T147">to</text:span><text:span text:style-name="T133"> a Polymer Component and test</text:span></text:p>
      <text:p text:style-name="P41"><text:span text:style-name="T133"/></text:p>
      <text:p text:style-name="P41"><text:span text:style-name="T144">2</text:span><text:span text:style-name="T138">:</text:span><text:span text:style-name="T144">3</text:span><text:span text:style-name="T138">0</text:span><text:span text:style-name="T125">p</text:span><text:span text:style-name="T138">m</text:span><text:span text:style-name="T127"> – </text:span><text:span text:style-name="T144">2</text:span><text:span text:style-name="T138">:</text:span><text:span text:style-name="T144">45</text:span><text:span text:style-name="T125">p</text:span><text:span text:style-name="T138">m</text:span><text:span text:style-name="T17"><text:tab/></text:span><text:span text:style-name="T137">Break</text:span><text:span text:style-name="T65"><text:line-break/></text:span></text:p>
      <text:p text:style-name="P41"><text:span text:style-name="T151">2</text:span><text:span text:style-name="T148">:</text:span><text:span text:style-name="T155">45</text:span><text:span text:style-name="T150">p</text:span><text:span text:style-name="T149">m</text:span><text:span text:style-name="T103"> – </text:span><text:span text:style-name="T109">3:</text:span><text:span text:style-name="T117">15</text:span><text:span text:style-name="T107">pm</text:span><text:span text:style-name="T6"><text:tab/></text:span><text:span text:style-name="T64">Session </text:span><text:span text:style-name="T61">6</text:span><text:span text:style-name="T64">: </text:span><text:span text:style-name="T68">AppShell, Turbo and Caching for Performance</text:span></text:p>
      <text:p text:style-name="P41"><text:span text:style-name="T68"/></text:p>
      <text:p text:style-name="P41"><text:span text:style-name="T137">3</text:span><text:span text:style-name="T127">:</text:span><text:span text:style-name="T126">15p</text:span><text:span text:style-name="T124">m</text:span><text:span text:style-name="T127"> – </text:span><text:span text:style-name="T137">4</text:span><text:span text:style-name="T126">:00p</text:span><text:span text:style-name="T127">m</text:span><text:span text:style-name="T9"><text:tab/></text:span><text:span text:style-name="T59">Session </text:span><text:span text:style-name="T68">6</text:span><text:span text:style-name="T59"> Lab (Exercise): </text:span><text:span text:style-name="T68">Add a </text:span><text:span text:style-name="T74">Polymer </text:span><text:span text:style-name="T68">View Module using AppShell</text:span><text:span text:style-name="T9"><text:line-break/><text:tab/><text:tab/></text:span><text:span text:style-name="T120"><text:tab/>Part 1: </text:span><text:span text:style-name="T137">Create View module and setup routing</text:span><text:span text:style-name="T120"><text:line-break/><text:tab/><text:tab/><text:tab/>Part 2: </text:span><text:span text:style-name="T137">Wire View module and test</text:span></text:p>
      <text:p text:style-name="P41"><text:span text:style-name="T137"/></text:p>
      <text:p text:style-name="P41"><text:span text:style-name="T109">4:00</text:span><text:span text:style-name="T110">p</text:span><text:span text:style-name="T114">m</text:span><text:span text:style-name="T127"> – </text:span><text:span text:style-name="T125">4</text:span><text:span text:style-name="T153">:</text:span><text:span text:style-name="T151">3</text:span><text:span text:style-name="T154">0p</text:span><text:span text:style-name="T148">m</text:span><text:span text:style-name="T8"><text:tab/></text:span><text:span text:style-name="T84">Session </text:span><text:span text:style-name="T88">7</text:span><text:span text:style-name="T84">: </text:span><text:span text:style-name="T88">Loading and packaging Polymer Components<text:line-break/><text:tab/><text:tab/><text:tab/></text:span><text:span text:style-name="T120">– i</text:span><text:span text:style-name="T124">ncludes </text:span><text:span text:style-name="T137">loading/</text:span><text:span text:style-name="T138">l</text:span><text:span text:style-name="T127">ate-loading </text:span><text:span text:style-name="T138">for performance</text:span></text:p>
      <text:p text:style-name="P41"><text:span text:style-name="T142"/></text:p>
      <text:p text:style-name="P41"><text:span text:style-name="T110">4</text:span><text:span text:style-name="T115">:</text:span><text:span text:style-name="T109">3</text:span><text:span text:style-name="T110">0p</text:span><text:span text:style-name="T105">m</text:span><text:span text:style-name="T127"> – </text:span><text:span text:style-name="T137">5</text:span><text:span text:style-name="T115">:</text:span><text:span text:style-name="T109">00</text:span><text:span text:style-name="T114">p</text:span><text:span text:style-name="T105">m</text:span><text:span text:style-name="T6"><text:tab/></text:span><text:span text:style-name="T57">Session </text:span><text:span text:style-name="T82">7</text:span><text:span text:style-name="T83"> </text:span><text:span text:style-name="T57">Lab (Exercise): </text:span><text:span text:style-name="T82">Go-live: Deploy to Cloud and use a CDN</text:span></text:p>
      <text:p text:style-name="P42"><text:span text:style-name="T9"><text:tab/><text:tab/></text:span><text:span text:style-name="T120"><text:tab/>Part 1: </text:span><text:span text:style-name="T147">Deploy to Cloud</text:span><text:span text:style-name="T120"><text:line-break/><text:tab/><text:tab/><text:tab/>Part 2: </text:span><text:span text:style-name="T147">Connect to CDN</text:span></text:p>
      <text:p text:style-name="P41"><text:span text:style-name="T33"/></text:p>
      <text:p text:style-name="P41"><text:span text:style-name="T27">5</text:span><text:span text:style-name="T28">:</text:span><text:span text:style-name="T27">0</text:span><text:span text:style-name="T28">0pm<text:tab/><text:tab/></text:span><text:span text:style-name="T25"><text:tab/></text:span><text:span text:style-name="T29">Day 1 </text:span><text:span text:style-name="T30">End – </text:span><text:span text:style-name="T31">for Day 2 see next page</text:span></text:p>
      <text:p text:style-name="P25"><text:span text:style-name="T26"/></text:p>
      <text:p text:style-name="P21"/>
      <text:p text:style-name="P46">Day <text:span text:style-name="T193">2</text:span>: <text:span text:style-name="T193">The Bricks and Mortar</text:span></text:p>
      <text:p text:style-name="P21"/>
      <text:p text:style-name="P44"><text:span text:style-name="T199">9:00am – 9:</text:span><text:span text:style-name="T200">15</text:span><text:span text:style-name="T199">am<text:tab/></text:span><text:span text:style-name="T200">Review/</text:span><text:span text:style-name="T201">Q&amp;A</text:span></text:p>
      <text:p text:style-name="P24"/>
      <text:p text:style-name="P43"><text:span text:style-name="T199">9:</text:span><text:span text:style-name="T200">15</text:span><text:span text:style-name="T199">am – 9:3</text:span><text:span text:style-name="T200">5</text:span><text:span text:style-name="T199">am<text:tab/></text:span><text:span text:style-name="T46">Session </text:span><text:span text:style-name="T49">8</text:span><text:span text:style-name="T46">: </text:span><text:span text:style-name="T50">Creating </text:span><text:span text:style-name="T51">l</text:span><text:span text:style-name="T52">oosely coupled </text:span><text:span text:style-name="T49">C</text:span><text:span text:style-name="T52">omponent </text:span><text:span text:style-name="T49">C</text:span><text:span text:style-name="T52">ommunication</text:span></text:p>
      <text:p text:style-name="P45"><text:span text:style-name="T36"><text:tab/><text:tab/><text:tab/></text:span><text:span text:style-name="T37">Using Streams and Functional Reactive Programming (FRP)</text:span></text:p>
      <text:p text:style-name="P22"/>
      <text:p text:style-name="P35"><text:span text:style-name="T129">9</text:span><text:span text:style-name="T119">:</text:span><text:span text:style-name="T131">3</text:span><text:span text:style-name="T139">5</text:span><text:span text:style-name="T125">a</text:span><text:span text:style-name="T119">m</text:span><text:span text:style-name="T120"> – </text:span><text:span text:style-name="T139">10</text:span><text:span text:style-name="T119">:</text:span><text:span text:style-name="T139">1</text:span><text:span text:style-name="T141">5</text:span><text:span text:style-name="T125">a</text:span><text:span text:style-name="T119">m</text:span><text:span text:style-name="T10"><text:tab/></text:span><text:span text:style-name="T59">Session </text:span><text:span text:style-name="T69">8</text:span><text:span text:style-name="T63"> </text:span><text:span text:style-name="T59">Lab (Exercise): </text:span><text:span text:style-name="T69"><text:s/></text:span><text:span text:style-name="T70">Applying</text:span><text:span text:style-name="T62"> inter-component communication</text:span><text:span text:style-name="T9"><text:line-break/><text:tab/><text:tab/></text:span><text:span text:style-name="T14"><text:tab/></text:span><text:span text:style-name="T139">Part 1: Create </text:span><text:span text:style-name="T134">a</text:span><text:span text:style-name="T138">n emitter</text:span><text:span text:style-name="T156"><text:line-break/><text:tab/><text:tab/><text:tab/></text:span><text:span text:style-name="T139">Part </text:span><text:span text:style-name="T140">2</text:span><text:span text:style-name="T139">: Create </text:span><text:span text:style-name="T138">a consumer </text:span><text:span text:style-name="T140">and </text:span><text:span text:style-name="T136">test </text:span><text:span text:style-name="T140">connect</text:span><text:span text:style-name="T136">ion</text:span></text:p>
      <text:p text:style-name="P35"><text:span text:style-name="T121"/></text:p>
      <text:p text:style-name="P29"><text:span text:style-name="T160">10</text:span><text:span text:style-name="T163">:</text:span><text:span text:style-name="T168">15</text:span><text:span text:style-name="T160">a</text:span><text:span text:style-name="T163">m – </text:span><text:span text:style-name="T160">10</text:span><text:span text:style-name="T163">:</text:span><text:span text:style-name="T168">30</text:span><text:span text:style-name="T163">am <text:tab/>Break</text:span></text:p>
      <text:p text:style-name="P28"><text:span text:style-name="T188"/></text:p>
      <text:p text:style-name="P28"><text:span text:style-name="T188">10</text:span><text:span text:style-name="T178">:</text:span><text:span text:style-name="T189">30</text:span><text:span text:style-name="T178">a</text:span><text:span text:style-name="T175">m</text:span><text:span text:style-name="T100"> – </text:span><text:span text:style-name="T189">11</text:span><text:span text:style-name="T175">:</text:span><text:span text:style-name="T189">00</text:span><text:span text:style-name="T178">a</text:span><text:span text:style-name="T175">m</text:span><text:span text:style-name="T100"><text:tab/></text:span><text:span text:style-name="T41">Session </text:span><text:span text:style-name="T55">9</text:span><text:span text:style-name="T41">: </text:span><text:span text:style-name="T55">Polymer Databinding, Part 1 </text:span></text:p>
      <text:p text:style-name="P36"><text:span text:style-name="T202"><text:tab/><text:tab/><text:tab/>Getting data from an API to a Polymer Component</text:span></text:p>
      <text:p text:style-name="P23"><text:tab/><text:tab/><text:tab/></text:p>
      <text:p text:style-name="P35"><text:span text:style-name="T141">11</text:span><text:span text:style-name="T119">:</text:span><text:span text:style-name="T141">00</text:span><text:span text:style-name="T125">a</text:span><text:span text:style-name="T119">m</text:span><text:span text:style-name="T120"> – </text:span><text:span text:style-name="T139">11</text:span><text:span text:style-name="T119">:</text:span><text:span text:style-name="T141">45</text:span><text:span text:style-name="T125">a</text:span><text:span text:style-name="T119">m</text:span><text:span text:style-name="T10"><text:tab/></text:span><text:span text:style-name="T59">Session </text:span><text:span text:style-name="T69">9</text:span><text:span text:style-name="T59"> Lab (Exercise): </text:span><text:span text:style-name="T69">UI Reading from an API</text:span><text:span text:style-name="T9"><text:line-break/></text:span><text:span text:style-name="T121"><text:tab/><text:tab/><text:tab/>Part 1: </text:span><text:span text:style-name="T145">Create a Polymer List Component</text:span></text:p>
      <text:p text:style-name="P35"><text:span text:style-name="T121"><text:tab/><text:tab/><text:tab/>Part </text:span><text:span text:style-name="T129">2</text:span><text:span text:style-name="T121">: </text:span><text:span text:style-name="T145">Wire the </text:span><text:span text:style-name="T147">List </text:span><text:span text:style-name="T145">Component to a</text:span><text:span text:style-name="T147">n</text:span><text:span text:style-name="T145"> API and test</text:span></text:p>
      <text:p text:style-name="P40"><text:span text:style-name="T11"><text:line-break/></text:span><text:span text:style-name="T141">11</text:span><text:span text:style-name="T135">:</text:span><text:span text:style-name="T141">4</text:span><text:span text:style-name="T143">5</text:span><text:span text:style-name="T141">a</text:span><text:span text:style-name="T135">m</text:span><text:span text:style-name="T15"> </text:span><text:span text:style-name="T18"><text:s/><text:tab/><text:tab/></text:span><text:span text:style-name="T125">Lunch break</text:span></text:p>
      <text:p text:style-name="P40"><text:span text:style-name="T13"/></text:p>
      <text:p text:style-name="P40"><text:span text:style-name="T141">12</text:span><text:span text:style-name="T125">:</text:span><text:span text:style-name="T139">30</text:span><text:span text:style-name="T143">p</text:span><text:span text:style-name="T120">m</text:span><text:span text:style-name="T121"> – </text:span><text:span text:style-name="T141">1</text:span><text:span text:style-name="T120">:</text:span><text:span text:style-name="T139">00p</text:span><text:span text:style-name="T120">m</text:span><text:span text:style-name="T121"><text:tab/></text:span><text:span text:style-name="T78">Session </text:span><text:span text:style-name="T79">10</text:span><text:span text:style-name="T78">: </text:span><text:span text:style-name="T79">Polymer Databinding, Part 2 </text:span></text:p>
      <text:p text:style-name="P38"><text:span text:style-name="T195"><text:tab/><text:tab/><text:tab/>Writing data from a </text:span><text:span text:style-name="T196">Polymer </text:span><text:span text:style-name="T195">Component to an API</text:span></text:p>
      <text:p text:style-name="P32"/>
      <text:p text:style-name="P35"><text:span text:style-name="T113">1</text:span><text:span text:style-name="T111">:</text:span><text:span text:style-name="T113">00</text:span><text:span text:style-name="T111">pm – </text:span><text:span text:style-name="T112">1</text:span><text:span text:style-name="T111">:</text:span><text:span text:style-name="T112">3</text:span><text:span text:style-name="T110">0</text:span><text:span text:style-name="T111">pm</text:span><text:span text:style-name="T6"><text:tab/></text:span><text:span text:style-name="T84">Session </text:span><text:span text:style-name="T85">10 Lab (Exercise)</text:span><text:span text:style-name="T84">: </text:span><text:span text:style-name="T85">UI Writing to an API</text:span></text:p>
      <text:p text:style-name="P35"><text:span text:style-name="T121"><text:tab/><text:tab/><text:tab/>Part 1: </text:span><text:span text:style-name="T145">Create a Form Component to insert data</text:span></text:p>
      <text:p text:style-name="P40"><text:span text:style-name="T121"><text:tab/><text:tab/><text:tab/>Part </text:span><text:span text:style-name="T129">2</text:span><text:span text:style-name="T121">: </text:span><text:span text:style-name="T145">Wire the </text:span><text:span text:style-name="T147">Form </text:span><text:span text:style-name="T145">Component to a Write API and test</text:span></text:p>
      <text:p text:style-name="P40"><text:span text:style-name="T123"/></text:p>
      <text:p text:style-name="P40"><text:span text:style-name="T107">1</text:span><text:span text:style-name="T148">:</text:span><text:span text:style-name="T152">3</text:span><text:span text:style-name="T148">0</text:span><text:span text:style-name="T150">p</text:span><text:span text:style-name="T149">m</text:span><text:span text:style-name="T103"> – </text:span><text:span text:style-name="T107">1</text:span><text:span text:style-name="T104">:</text:span><text:span text:style-name="T116">5</text:span><text:span text:style-name="T117">5</text:span><text:span text:style-name="T107">pm</text:span><text:span text:style-name="T6"><text:tab/></text:span><text:span text:style-name="T64">Session </text:span><text:span text:style-name="T71">11</text:span><text:span text:style-name="T64">: </text:span><text:span text:style-name="T71">Using </text:span><text:span text:style-name="T65">Log-in Security and Tokens </text:span><text:span text:style-name="T71">with Polymer</text:span><text:span text:style-name="T65"><text:line-break/><text:tab/><text:tab/></text:span><text:span text:style-name="T77"><text:tab/></text:span><text:span text:style-name="T120">– i</text:span><text:span text:style-name="T127">ncludes </text:span><text:span text:style-name="T128">I</text:span><text:span text:style-name="T127">nstructor </text:span><text:span text:style-name="T124">D</text:span><text:span text:style-name="T127">emo</text:span></text:p>
      <text:p text:style-name="P40"><text:span text:style-name="T19"><text:line-break/></text:span><text:span text:style-name="T107">1</text:span><text:span text:style-name="T103">:</text:span><text:span text:style-name="T116">5</text:span><text:span text:style-name="T107">5p</text:span><text:span text:style-name="T106">m</text:span><text:span text:style-name="T103"> –</text:span><text:span text:style-name="T102"> </text:span><text:span text:style-name="T107">2</text:span><text:span text:style-name="T104">:</text:span><text:span text:style-name="T118">30</text:span><text:span text:style-name="T107">p</text:span><text:span text:style-name="T103">m</text:span><text:span text:style-name="T6"><text:tab/></text:span><text:span text:style-name="T58">Session </text:span><text:span text:style-name="T71">12</text:span><text:span text:style-name="T58">: </text:span><text:span text:style-name="T71">SEO and Server-side Rendering (SSR) of </text:span><text:span text:style-name="T73">Polymer</text:span><text:span text:style-name="T71"> Components</text:span></text:p>
      <text:p text:style-name="P39"><text:span text:style-name="T198"><text:tab/><text:tab/><text:tab/>– </text:span><text:span text:style-name="T197">includes serverside Standard Web Components</text:span></text:p>
      <text:p text:style-name="P40"><text:span text:style-name="T71"/></text:p>
      <text:p text:style-name="P40"><text:span text:style-name="T141">2</text:span><text:span text:style-name="T127">:</text:span><text:span text:style-name="T145">30</text:span><text:span text:style-name="T126">p</text:span><text:span text:style-name="T124">m</text:span><text:span text:style-name="T127"> – </text:span><text:span text:style-name="T126">3:00p</text:span><text:span text:style-name="T127">m</text:span><text:span text:style-name="T9"><text:tab/></text:span><text:span text:style-name="T59">Session </text:span><text:span text:style-name="T71">12</text:span><text:span text:style-name="T59"> Lab (Exercise): <text:s/></text:span><text:span text:style-name="T71">Creating a SSR Module</text:span></text:p>
      <text:p text:style-name="P40"><text:span text:style-name="T71"><text:tab/><text:tab/></text:span><text:span text:style-name="T141"><text:tab/>Part 1: </text:span><text:span text:style-name="T145">Configure Node.js for SSR</text:span></text:p>
      <text:p text:style-name="P40"><text:span text:style-name="T141"><text:tab/><text:tab/><text:tab/>Part 2: </text:span><text:span text:style-name="T145">Create SSR Component and test</text:span></text:p>
      <text:p text:style-name="P40"><text:span text:style-name="T141"/></text:p>
      <text:p text:style-name="P40"><text:span text:style-name="T110">3</text:span><text:span text:style-name="T105">:</text:span><text:span text:style-name="T110">0</text:span><text:span text:style-name="T105">0</text:span><text:span text:style-name="T110">p</text:span><text:span text:style-name="T105">m</text:span><text:span text:style-name="T127"> – </text:span><text:span text:style-name="T125">3</text:span><text:span text:style-name="T105">:</text:span><text:span text:style-name="T110">1</text:span><text:span text:style-name="T105">5</text:span><text:span text:style-name="T110">p</text:span><text:span text:style-name="T105">m</text:span><text:span text:style-name="T7"><text:tab/></text:span><text:span text:style-name="T102">Break</text:span></text:p>
      <text:p text:style-name="P47"><text:span text:style-name="T113"/></text:p>
      <text:p text:style-name="P40"><text:span text:style-name="T113"/></text:p>
      <text:p text:style-name="P40"><text:span text:style-name="T113">3</text:span><text:span text:style-name="T103">:</text:span><text:span text:style-name="T113">15</text:span><text:span text:style-name="T107">p</text:span><text:span text:style-name="T106">m</text:span><text:span text:style-name="T103"> –</text:span><text:span text:style-name="T102"> </text:span><text:span text:style-name="T113">4</text:span><text:span text:style-name="T104">:</text:span><text:span text:style-name="T113">00</text:span><text:span text:style-name="T107">p</text:span><text:span text:style-name="T103">m</text:span><text:span text:style-name="T6"><text:tab/></text:span><text:span text:style-name="T58">Session </text:span><text:span text:style-name="T71">13</text:span><text:span text:style-name="T58">: <text:s/></text:span><text:span text:style-name="T75">Using </text:span><text:span text:style-name="T71">Accelerated Mobile Pages (</text:span><text:span text:style-name="T72">AMP</text:span><text:span text:style-name="T71">)</text:span><text:span text:style-name="T72"> </text:span><text:span text:style-name="T75">with Polymer SSR</text:span></text:p>
      <text:p text:style-name="P39"><text:span text:style-name="T197"><text:tab/><text:tab/><text:tab/>– includes content reuse and Universal/Polymorphic Components</text:span></text:p>
      <text:p text:style-name="P40"><text:span text:style-name="T72"/></text:p>
      <text:p text:style-name="P40"><text:span text:style-name="T141">4</text:span><text:span text:style-name="T127">:</text:span><text:span text:style-name="T141">00</text:span><text:span text:style-name="T126">p</text:span><text:span text:style-name="T124">m</text:span><text:span text:style-name="T127"> – </text:span><text:span text:style-name="T141">4</text:span><text:span text:style-name="T126">:</text:span><text:span text:style-name="T141">3</text:span><text:span text:style-name="T126">0p</text:span><text:span text:style-name="T127">m</text:span><text:span text:style-name="T9"><text:tab/></text:span><text:span text:style-name="T59">Session </text:span><text:span text:style-name="T71">13</text:span><text:span text:style-name="T59"> Lab (Exercise): </text:span><text:span text:style-name="T9"><text:line-break/><text:tab/><text:tab/></text:span><text:span text:style-name="T120"><text:tab/>Part 1: </text:span><text:span text:style-name="T206">Adding an </text:span><text:span text:style-name="T208">AMP</text:span><text:span text:style-name="T206"> version</text:span><text:span text:style-name="T120"><text:line-break/><text:tab/><text:tab/></text:span><text:span text:style-name="T120"><text:tab/>Part 2: </text:span><text:span text:style-name="T207">Test</text:span></text:p>
      <text:p text:style-name="P40"><text:span text:style-name="T207"/></text:p>
      <text:p text:style-name="P40"><text:span text:style-name="T113">4</text:span><text:span text:style-name="T114">:</text:span><text:span text:style-name="T113">30</text:span><text:span text:style-name="T110">p</text:span><text:span text:style-name="T114">m</text:span><text:span text:style-name="T127"> – </text:span><text:span text:style-name="T125">4</text:span><text:span text:style-name="T153">:</text:span><text:span text:style-name="T152">45</text:span><text:span text:style-name="T154">p</text:span><text:span text:style-name="T148">m</text:span><text:span text:style-name="T8"><text:tab/></text:span><text:span text:style-name="T84">Session </text:span><text:span text:style-name="T86">14</text:span><text:span text:style-name="T84">: </text:span><text:span text:style-name="T86">Polymer Mobile Apps with Phonegap/Cordova</text:span></text:p>
      <text:p text:style-name="P40"><text:span text:style-name="T80"><text:tab/><text:tab/><text:tab/></text:span><text:span text:style-name="T120">– i</text:span><text:span text:style-name="T149">ncludes </text:span><text:span text:style-name="T152">Instructor Demo</text:span></text:p>
      <text:p text:style-name="P40"><text:span text:style-name="T152"/></text:p>
      <text:p text:style-name="P40"><text:span text:style-name="T110">4</text:span><text:span text:style-name="T115">:</text:span><text:span text:style-name="T110">45</text:span><text:span text:style-name="T114">pm</text:span><text:span text:style-name="T127"> – </text:span><text:span text:style-name="T125">5</text:span><text:span text:style-name="T114">:</text:span><text:span text:style-name="T110">0</text:span><text:span text:style-name="T114">0pm</text:span><text:span text:style-name="T6"> <text:tab/></text:span><text:span text:style-name="T87">Summary/Review</text:span></text:p>
      <text:p text:style-name="P40"><text:span text:style-name="T32"/></text:p>
      <text:p text:style-name="P40"><text:span text:style-name="T27">5</text:span><text:span text:style-name="T28">:</text:span><text:span text:style-name="T27">0</text:span><text:span text:style-name="T28">0pm<text:tab/><text:tab/></text:span><text:span text:style-name="T25"><text:tab/></text:span><text:span text:style-name="T29">Workshop </text:span><text:span text:style-name="T30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Calibri" svg:font-family="Calibri" style:font-family-generic="modern" style:font-pitch="variable"/>
    <style:font-face style:name="Titillium1" svg:font-family="Titillium" style:font-family-generic="modern" style:font-pitch="variable"/>
    <style:font-face style:name="Titillium" svg:font-family="Titillium" style:font-adornments="Regular" style:font-family-generic="modern" style:font-pitch="variable"/>
    <style:font-face style:name="Titillium Bd" svg:font-family="'Titillium Bd'" style:font-family-generic="modern" style:font-pitch="variable"/>
    <style:font-face style:name="Titillium Up" svg:font-family="'Titillium U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693in" fo:margin-bottom="0.0693in" loext:contextual-spacing="false" fo:orphans="2" fo:widows="2" style:writing-mode="lr-tb"/>
      <style:text-properties style:use-window-font-color="true" style:font-name="Titillium" fo:font-family="Titillium" style:font-style-name="Regular" style:font-family-generic="modern" style:font-pitch="variable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in" loext:contextual-spacing="false"/>
      <style:text-properties style:font-name="Arial Black" fo:font-family="'Arial Black'" style:font-family-generic="swiss" style:font-pitch="variable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in" loext:contextual-spacing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in" fo:margin-bottom="0.1665in" loext:contextual-spacing="false" fo:text-align="center" style:justify-single-word="false"/>
      <style:text-properties style:font-name="Arial Black" fo:font-family="'Arial Black'" style:font-family-generic="swiss" style:font-pitch="variable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Text_3a_1" style:display-name="Default Text:1" style:family="paragraph" style:parent-style-name="Standard">
      <style:paragraph-properties fo:margin-top="0in" fo:margin-bottom="0in" loext:contextual-spacing="false"/>
    </style:style>
    <style:style style:name="Outline_20__28_Not_20_Indented_29_" style:display-name="Outline (Not Indented)" style:family="paragraph" style:parent-style-name="Standard" style:list-style-name="WW8StyleNum">
      <style:paragraph-properties fo:margin-left="0.25in" fo:margin-right="0in" fo:margin-top="0in" fo:margin-bottom="0in" loext:contextual-spacing="false" fo:text-indent="-0.25in" style:auto-text-indent="false"/>
    </style:style>
    <style:style style:name="Outline_20__28_Indented_29_" style:display-name="Outline (Indented)" style:family="paragraph" style:parent-style-name="Standard" style:list-style-name="WW8StyleNum1">
      <style:paragraph-properties fo:margin-left="0.25in" fo:margin-right="0in" fo:margin-top="0in" fo:margin-bottom="0in" loext:contextual-spacing="false" fo:text-indent="-0.25in" style:auto-text-indent="false"/>
    </style:style>
    <style:style style:name="Table_20_Text" style:display-name="Table Text" style:family="paragraph" style:parent-style-name="Standard">
      <style:paragraph-properties fo:margin-top="0in" fo:margin-bottom="0in" loext:contextual-spacing="false">
        <style:tab-stops>
          <style:tab-stop style:position="0in" style:type="char" style:char=","/>
        </style:tab-stops>
      </style:paragraph-properties>
    </style:style>
    <style:style style:name="Number_20_List" style:display-name="Number List" style:family="paragraph" style:parent-style-name="Standard" style:list-style-name="WW8StyleNum2">
      <style:paragraph-properties fo:margin-left="0.25in" fo:margin-right="0in" fo:margin-top="0in" fo:margin-bottom="0in" loext:contextual-spacing="false" fo:text-indent="-0.25in" style:auto-text-indent="false"/>
    </style:style>
    <style:style style:name="First_20_line_20_indent" style:display-name="First line indent" style:family="paragraph" style:parent-style-name="Standard" style:class="text">
      <style:paragraph-properties fo:margin-left="0in" fo:margin-right="0in" fo:margin-top="0in" fo:margin-bottom="0in" loext:contextual-spacing="false" fo:text-indent="0.5in" style:auto-text-indent="false"/>
    </style:style>
    <style:style style:name="Bullet_20_2" style:display-name="Bullet 2" style:family="paragraph" style:parent-style-name="Standard" style:list-style-name="WW8StyleNum3">
      <style:paragraph-properties fo:margin-left="0.25in" fo:margin-right="0in" fo:margin-top="0in" fo:margin-bottom="0in" loext:contextual-spacing="false" fo:text-indent="-0.25in" style:auto-text-indent="false"/>
    </style:style>
    <style:style style:name="Bullet_20_1" style:display-name="Bullet 1" style:family="paragraph" style:parent-style-name="Standard" style:list-style-name="WW8StyleNum4">
      <style:paragraph-properties fo:margin-left="0.25in" fo:margin-right="0in" fo:margin-top="0in" fo:margin-bottom="0in" loext:contextual-spacing="false" fo:text-indent="-0.25in" style:auto-text-indent="false"/>
    </style:style>
    <style:style style:name="Body_20_Single" style:display-name="Body Single" style:family="paragraph" style:parent-style-name="Standard">
      <style:paragraph-properties fo:margin-top="0in" fo:margin-bottom="0in" loext:contextual-spacing="false"/>
    </style:style>
    <style:style style:name="Default_20_Text" style:display-name="Default Text" style:family="paragraph" style:parent-style-name="Standard">
      <style:paragraph-properties fo:margin-top="0in" fo:margin-bottom="0in" loext:contextual-spacing="fals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4">
      <text:list-level-style-number text:level="1" style:num-prefix="Ÿ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Default_20_Text_3a_1">
      <style:paragraph-properties fo:text-align="center" style:justify-single-word="false" fo:keep-together="auto"/>
      <style:text-properties style:font-name="Titillium Up" fo:font-size="9pt" style:font-size-asian="9pt" style:font-size-complex="9pt"/>
    </style:style>
    <style:style style:name="MP2" style:family="paragraph" style:parent-style-name="Default_20_Text_3a_1">
      <style:paragraph-properties fo:text-align="center" style:justify-single-word="false"/>
      <style:text-properties style:font-name="Titillium Up" fo:font-size="9pt" style:font-size-asian="9pt" style:font-size-complex="9pt"/>
    </style:style>
    <style:style style:name="MP3" style:family="paragraph" style:parent-style-name="Default_20_Text_3a_1">
      <style:paragraph-properties fo:text-align="center" style:justify-single-word="false"/>
      <style:text-properties style:font-name="Verdana" fo:font-size="8pt" style:font-size-asian="8pt"/>
    </style:style>
    <style:style style:name="MT1" style:family="text">
      <style:text-properties officeooo:rsid="00043014"/>
    </style:style>
    <style:style style:name="MT2" style:family="text">
      <style:text-properties officeooo:rsid="0006c863"/>
    </style:style>
    <style:style style:name="MT3" style:family="text">
      <style:text-properties officeooo:rsid="00200d6e"/>
    </style:style>
    <style:style style:name="MT4" style:family="text">
      <style:text-properties officeooo:rsid="002863ae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5in" fo:margin-bottom="0.2917in" fo:margin-left="0.9217in" fo:margin-right="0.5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89in" fo:margin-left="0in" fo:margin-right="0in" fo:margin-bottom="1.35in" style:dynamic-spacing="true"/>
      </style:header-style>
      <style:footer-style>
        <style:header-footer-properties fo:min-height="0.472in" fo:margin-left="0in" fo:margin-right="0in" fo:margin-top="0.433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2.5in" svg:height="0.7799in" draw:z-index="3"><draw:image xlink:href="Pictures/1000020100000241000000B4AAE1710A.png" xlink:type="simple" xlink:show="embed" xlink:actuate="onLoad"/></draw:frame></text:p>
      </style:header>
      <style:footer>
        <text:p text:style-name="MP1">- <text:page-number text:select-page="current">4</text:page-number> -</text:p>
        <text:p text:style-name="MP2"/>
        <text:p text:style-name="MP2"><text:span text:style-name="MT1">Red Cap Development, LLC, 33440 Wallace Way, Yucaipa, CA 92399 </text:span><text:s/>- <text:span text:style-name="MT2">USA</text:span></text:p>
        <text:p text:style-name="MP1">Tel.: +<text:span text:style-name="MT2">1 (951) 897-4008</text:span>- E-mail: <text:span text:style-name="MT3">hi@appthings.io</text:span> – http<text:span text:style-name="MT4">s</text:span>://<text:span text:style-name="MT3">m</text:span>.<text:span text:style-name="MT3">appthings.io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creation-date>2006-02-27T13:41:27</meta:creation-date>
    <dc:date>2017-08-14T10:36:15.361000000</dc:date>
    <meta:print-date>2017-08-10T14:13:24.490000000</meta:print-date>
    <dc:language>en-US</dc:language>
    <meta:editing-cycles>36</meta:editing-cycles>
    <meta:editing-duration>P4DT2H25M13S</meta:editing-duration>
    <meta:document-statistic meta:table-count="0" meta:image-count="1" meta:object-count="0" meta:page-count="4" meta:paragraph-count="64" meta:word-count="628" meta:character-count="4139" meta:non-whitespace-character-count="3383"/>
    <meta:user-defined meta:name="Info 1"/>
    <meta:user-defined meta:name="Info 2"/>
    <meta:user-defined meta:name="Info 3"/>
    <meta:user-defined meta:name="Info 4"/>
  </office:meta>
</office:document-meta>
</file>